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2.4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23.41mm"/>
    </style:style>
    <style:style style:name="co5" style:family="table-column">
      <style:table-column-properties fo:break-before="auto" style:column-width="24.77mm"/>
    </style:style>
    <style:style style:name="co6" style:family="table-column">
      <style:table-column-properties fo:break-before="auto" style:column-width="36.48mm"/>
    </style:style>
    <style:style style:name="co7" style:family="table-column">
      <style:table-column-properties fo:break-before="auto" style:column-width="43.57mm"/>
    </style:style>
    <style:style style:name="co8" style:family="table-column">
      <style:table-column-properties fo:break-before="auto" style:column-width="53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6" table:default-cell-style-name="Default"/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iner grained model – method 1</text:p>
          </table:table-cell>
          <table:table-cell table:number-columns-repeated="27"/>
        </table:table-row>
        <table:table-row table:style-name="ro1">
          <table:table-cell/>
          <table:table-cell table:number-columns-repeated="5" office:value-type="string" calcext:value-type="string">
            <text:p>dB</text:p>
          </table:table-cell>
          <table:table-cell table:number-columns-repeated="3" office:value-type="string" calcext:value-type="string">
            <text:p>Linea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22bs</text:p>
          </table:table-cell>
          <table:table-cell office:value-type="string" calcext:value-type="string">
            <text:p>45bs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45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verage 22</text:p>
          </table:table-cell>
          <table:table-cell office:value-type="string" calcext:value-type="string">
            <text:p>Average 4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um int 22.5</text:p>
          </table:table-cell>
          <table:table-cell office:value-type="string" calcext:value-type="string">
            <text:p>Cum int 45</text:p>
          </table:table-cell>
          <table:table-cell office:value-type="string" calcext:value-type="string">
            <text:p>Avg &lt;22.5</text:p>
          </table:table-cell>
          <table:table-cell office:value-type="string" calcext:value-type="string">
            <text:p>Avg 22.5-45</text:p>
          </table:table-cell>
          <table:table-cell office:value-type="string" calcext:value-type="string">
            <text:p>Avg &gt;45</text:p>
          </table:table-cell>
          <table:table-cell office:value-type="string" calcext:value-type="string">
            <text:p>Weight &lt;22.5</text:p>
          </table:table-cell>
          <table:table-cell office:value-type="string" calcext:value-type="string">
            <text:p>Weight 22.5-45</text:p>
          </table:table-cell>
          <table:table-cell office:value-type="string" calcext:value-type="string">
            <text:p>Weight&gt;45</text:p>
          </table:table-cell>
          <table:table-cell office:value-type="string" calcext:value-type="string">
            <text:p>Weighted total</text:p>
          </table:table-cell>
          <table:table-cell office:value-type="string" calcext:value-type="string">
            <text:p>Weighted total rel to perf</text:p>
          </table:table-cell>
          <table:table-cell office:value-type="string" calcext:value-type="string">
            <text:p>Scenar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v V refl typ</text:p>
          </table:table-cell>
          <table:table-cell office:value-type="float" office:value="-1.17" calcext:value-type="float">
            <text:p>-1.17</text:p>
          </table:table-cell>
          <table:table-cell office:value-type="float" office:value="3.36" calcext:value-type="float">
            <text:p>3.36</text:p>
          </table:table-cell>
          <table:table-cell office:value-type="float" office:value="-2.71" calcext:value-type="float">
            <text:p>-2.71</text:p>
          </table:table-cell>
          <table:table-cell office:value-type="float" office:value="2.95" calcext:value-type="float">
            <text:p>2.95</text:p>
          </table:table-cell>
          <table:table-cell office:value-type="float" office:value="5.77" calcext:value-type="float">
            <text:p>5.77</text:p>
          </table:table-cell>
          <table:table-cell table:formula="of:=AVERAGE(10^([Sheet1.B5]/10); 10^([Sheet1.D5]/10))" office:value-type="float" office:value="0.649816220545516" calcext:value-type="float">
            <text:p>0.6498162205</text:p>
          </table:table-cell>
          <table:table-cell table:formula="of:=AVERAGE(10^([Sheet1.C5]/10); 10^([Sheet1.E5]/10))" office:value-type="float" office:value="2.07006342046727" calcext:value-type="float">
            <text:p>2.0700634205</text:p>
          </table:table-cell>
          <table:table-cell table:formula="of:=10^([Sheet1.F5]/10)" office:value-type="float" office:value="3.77572190925416" calcext:value-type="float">
            <text:p>3.7757219093</text:p>
          </table:table-cell>
          <table:table-cell table:formula="of:=([Sheet1.H5]-2*[Sheet1.G5])*2/45/45" office:value-type="float" office:value="0.000760919485803696" calcext:value-type="float">
            <text:p>0.0007609195</text:p>
          </table:table-cell>
          <table:table-cell table:formula="of:=([Sheet1.H5]-45*45*[Sheet1.J5])/45" office:value-type="float" office:value="0.0117600324825509" calcext:value-type="float">
            <text:p>0.0117600325</text:p>
          </table:table-cell>
          <table:table-cell table:formula="of:=([Sheet1.J5]*22.5^3/3+[Sheet1.K5]*22.5^2/2)" office:value-type="float" office:value="5.8658743948066" calcext:value-type="float">
            <text:p>5.8658743948</text:p>
          </table:table-cell>
          <table:table-cell table:formula="of:=([Sheet1.J5]*45^3/3+[Sheet1.K5]*45^2/2)" office:value-type="float" office:value="35.01996226987" calcext:value-type="float">
            <text:p>35.0199622699</text:p>
          </table:table-cell>
          <table:table-cell table:formula="of:=[Sheet1.L5]/22.5" office:value-type="float" office:value="0.260705528658071" calcext:value-type="float">
            <text:p>0.2607055287</text:p>
          </table:table-cell>
          <table:table-cell table:formula="of:=([Sheet1.M5]-[Sheet1.L5])/22.5" office:value-type="float" office:value="1.29573723889171" calcext:value-type="float">
            <text:p>1.2957372389</text:p>
          </table:table-cell>
          <table:table-cell table:formula="of:=(2/3*[Sheet1.I5]+1/3*[Sheet1.H5])" office:value-type="float" office:value="3.20716907965853" calcext:value-type="float">
            <text:p>3.2071690797</text:p>
          </table:table-cell>
          <table:table-cell table:formula="of:=SIN(22.5/57.296)/2" office:value-type="float" office:value="0.191341018104636" calcext:value-type="float">
            <text:p>0.1913410181</text:p>
          </table:table-cell>
          <table:table-cell table:formula="of:=SIN(45/57.296)/2-[Sheet1.Q5]" office:value-type="float" office:value="0.162211303915957" calcext:value-type="float">
            <text:p>0.1622113039</text:p>
          </table:table-cell>
          <table:table-cell table:formula="of:=0.5-[Sheet1.R5]-[Sheet1.Q5]" office:value-type="float" office:value="0.146447677979407" calcext:value-type="float">
            <text:p>0.146447678</text:p>
          </table:table-cell>
          <table:table-cell table:formula="of:=[Sheet1.Q5]*[Sheet1.N5]+[Sheet1.O5]*[Sheet1.R5]+[Sheet1.P5]*[Sheet1.S5]" office:value-type="float" office:value="0.729749352935372" calcext:value-type="float">
            <text:p>0.7297493529</text:p>
          </table:table-cell>
          <table:table-cell table:style-name="ce1" table:formula="of:=[.T5]/[.T6]" office:value-type="percentage" office:value="0.608138979912156" calcext:value-type="percentage">
            <text:p>60.81%</text:p>
          </table:table-cell>
          <table:table-cell table:formula="of:=[.A5]" office:value-type="string" office:string-value="Inv V refl typ" calcext:value-type="string">
            <text:p>Inv V refl ty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v V refl perf</text:p>
          </table:table-cell>
          <table:table-cell office:value-type="float" office:value="0.54" calcext:value-type="float">
            <text:p>0.54</text:p>
          </table:table-cell>
          <table:table-cell office:value-type="float" office:value="5.92" calcext:value-type="float">
            <text:p>5.92</text:p>
          </table:table-cell>
          <table:table-cell office:value-type="float" office:value="0.48" calcext:value-type="float">
            <text:p>0.48</text:p>
          </table:table-cell>
          <table:table-cell office:value-type="float" office:value="4.95" calcext:value-type="float">
            <text:p>4.95</text:p>
          </table:table-cell>
          <table:table-cell office:value-type="float" office:value="7.75" calcext:value-type="float">
            <text:p>7.75</text:p>
          </table:table-cell>
          <table:table-cell table:formula="of:=AVERAGE(10^([Sheet1.B6]/10); 10^([Sheet1.D6]/10))" office:value-type="float" office:value="1.12463180550806" calcext:value-type="float">
            <text:p>1.1246318055</text:p>
          </table:table-cell>
          <table:table-cell table:formula="of:=AVERAGE(10^([Sheet1.C6]/10); 10^([Sheet1.E6]/10))" office:value-type="float" office:value="3.51724416252399" calcext:value-type="float">
            <text:p>3.5172441625</text:p>
          </table:table-cell>
          <table:table-cell table:formula="of:=10^([Sheet1.F6]/10)" office:value-type="float" office:value="5.9566214352901" calcext:value-type="float">
            <text:p>5.9566214353</text:p>
          </table:table-cell>
          <table:table-cell table:formula="of:=([Sheet1.H6]-2*[Sheet1.G6])*2/45/45" office:value-type="float" office:value="0.00125232647062506" calcext:value-type="float">
            <text:p>0.0012523265</text:p>
          </table:table-cell>
          <table:table-cell table:formula="of:=([Sheet1.H6]-45*45*[Sheet1.J6])/45" office:value-type="float" office:value="0.0218062902112944" calcext:value-type="float">
            <text:p>0.0218062902</text:p>
          </table:table-cell>
          <table:table-cell table:formula="of:=([Sheet1.J6]*22.5^3/3+[Sheet1.K6]*22.5^2/2)" office:value-type="float" office:value="10.2746442778884" calcext:value-type="float">
            <text:p>10.2746442779</text:p>
          </table:table-cell>
          <table:table-cell table:formula="of:=([Sheet1.J6]*45^3/3+[Sheet1.K6]*45^2/2)" office:value-type="float" office:value="60.1182853841717" calcext:value-type="float">
            <text:p>60.1182853842</text:p>
          </table:table-cell>
          <table:table-cell table:formula="of:=[Sheet1.L6]/22.5" office:value-type="float" office:value="0.45665085679504" calcext:value-type="float">
            <text:p>0.4566508568</text:p>
          </table:table-cell>
          <table:table-cell table:formula="of:=([Sheet1.M6]-[Sheet1.L6])/22.5" office:value-type="float" office:value="2.21527293805703" calcext:value-type="float">
            <text:p>2.2152729381</text:p>
          </table:table-cell>
          <table:table-cell table:formula="of:=(2/3*[Sheet1.I6]+1/3*[Sheet1.H6])" office:value-type="float" office:value="5.1434956777014" calcext:value-type="float">
            <text:p>5.1434956777</text:p>
          </table:table-cell>
          <table:table-cell table:formula="of:=SIN(22.5/57.296)/2" office:value-type="float" office:value="0.191341018104636" calcext:value-type="float">
            <text:p>0.1913410181</text:p>
          </table:table-cell>
          <table:table-cell table:formula="of:=SIN(45/57.296)/2-[Sheet1.Q6]" office:value-type="float" office:value="0.162211303915957" calcext:value-type="float">
            <text:p>0.1622113039</text:p>
          </table:table-cell>
          <table:table-cell table:formula="of:=0.5-[Sheet1.R6]-[Sheet1.Q6]" office:value-type="float" office:value="0.146447677979407" calcext:value-type="float">
            <text:p>0.146447678</text:p>
          </table:table-cell>
          <table:table-cell table:formula="of:=[Sheet1.Q6]*[Sheet1.N6]+[Sheet1.O6]*[Sheet1.R6]+[Sheet1.P6]*[Sheet1.S6]" office:value-type="float" office:value="1.19997135036597" calcext:value-type="float">
            <text:p>1.1999713504</text:p>
          </table:table-cell>
          <table:table-cell table:style-name="ce1"/>
          <table:table-cell table:formula="of:=[.A6]" office:value-type="string" office:string-value="Inv V refl perf" calcext:value-type="string">
            <text:p>Inv V refl perf</text:p>
          </table:table-cell>
          <table:table-cell office:value-type="string" calcext:value-type="string">
            <text:p>Should be 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v V no r typ</text:p>
          </table:table-cell>
          <table:table-cell office:value-type="float" office:value="-2.33" calcext:value-type="float">
            <text:p>-2.33</text:p>
          </table:table-cell>
          <table:table-cell office:value-type="float" office:value="2.2" calcext:value-type="float">
            <text:p>2.2</text:p>
          </table:table-cell>
          <table:table-cell office:value-type="float" office:value="-4.59" calcext:value-type="float">
            <text:p>-4.59</text:p>
          </table:table-cell>
          <table:table-cell office:value-type="float" office:value="0.2" calcext:value-type="float">
            <text:p>0.2</text:p>
          </table:table-cell>
          <table:table-cell office:value-type="float" office:value="4.61" calcext:value-type="float">
            <text:p>4.61</text:p>
          </table:table-cell>
          <table:table-cell table:formula="of:=AVERAGE(10^([Sheet1.B7]/10); 10^([Sheet1.D7]/10))" office:value-type="float" office:value="0.466163122793843" calcext:value-type="float">
            <text:p>0.4661631228</text:p>
          </table:table-cell>
          <table:table-cell table:formula="of:=AVERAGE(10^([Sheet1.C7]/10); 10^([Sheet1.E7]/10))" office:value-type="float" office:value="1.35335772774423" calcext:value-type="float">
            <text:p>1.3533577277</text:p>
          </table:table-cell>
          <table:table-cell table:formula="of:=10^([Sheet1.F7]/10)" office:value-type="float" office:value="2.89067988236548" calcext:value-type="float">
            <text:p>2.8906798824</text:p>
          </table:table-cell>
          <table:table-cell table:formula="of:=([Sheet1.H7]-2*[Sheet1.G7])*2/45/45" office:value-type="float" office:value="0.000415833562623747" calcext:value-type="float">
            <text:p>0.0004158336</text:p>
          </table:table-cell>
          <table:table-cell table:formula="of:=([Sheet1.H7]-45*45*[Sheet1.J7])/45" office:value-type="float" office:value="0.0113621058540254" calcext:value-type="float">
            <text:p>0.0113621059</text:p>
          </table:table-cell>
          <table:table-cell table:formula="of:=([Sheet1.J7]*22.5^3/3+[Sheet1.K7]*22.5^2/2)" office:value-type="float" office:value="4.45490110238722" calcext:value-type="float">
            <text:p>4.4549011024</text:p>
          </table:table-cell>
          <table:table-cell table:formula="of:=([Sheet1.J7]*45^3/3+[Sheet1.K7]*45^2/2)" office:value-type="float" office:value="24.135076641897" calcext:value-type="float">
            <text:p>24.1350766419</text:p>
          </table:table-cell>
          <table:table-cell table:formula="of:=[Sheet1.L7]/22.5" office:value-type="float" office:value="0.197995604550543" calcext:value-type="float">
            <text:p>0.1979956046</text:p>
          </table:table-cell>
          <table:table-cell table:formula="of:=([Sheet1.M7]-[Sheet1.L7])/22.5" office:value-type="float" office:value="0.874674468422658" calcext:value-type="float">
            <text:p>0.8746744684</text:p>
          </table:table-cell>
          <table:table-cell table:formula="of:=(2/3*[Sheet1.I7]+1/3*[Sheet1.H7])" office:value-type="float" office:value="2.37823916415839" calcext:value-type="float">
            <text:p>2.3782391642</text:p>
          </table:table-cell>
          <table:table-cell table:formula="of:=SIN(22.5/57.296)/2" office:value-type="float" office:value="0.191341018104636" calcext:value-type="float">
            <text:p>0.1913410181</text:p>
          </table:table-cell>
          <table:table-cell table:formula="of:=SIN(45/57.296)/2-[Sheet1.Q7]" office:value-type="float" office:value="0.162211303915957" calcext:value-type="float">
            <text:p>0.1622113039</text:p>
          </table:table-cell>
          <table:table-cell table:formula="of:=0.5-[Sheet1.R7]-[Sheet1.Q7]" office:value-type="float" office:value="0.146447677979407" calcext:value-type="float">
            <text:p>0.146447678</text:p>
          </table:table-cell>
          <table:table-cell table:formula="of:=[Sheet1.Q7]*[Sheet1.N7]+[Sheet1.O7]*[Sheet1.R7]+[Sheet1.P7]*[Sheet1.S7]" office:value-type="float" office:value="0.528054369850462" calcext:value-type="float">
            <text:p>0.5280543699</text:p>
          </table:table-cell>
          <table:table-cell table:style-name="ce1" table:formula="of:=[.T7]/[.T6]" office:value-type="percentage" office:value="0.440055814407082" calcext:value-type="percentage">
            <text:p>44.01%</text:p>
          </table:table-cell>
          <table:table-cell table:formula="of:=[.A7]" office:value-type="string" office:string-value="Inv V no r typ" calcext:value-type="string">
            <text:p>Inv V no r ty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otropic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10^([Sheet1.B8]/10); 10^([Sheet1.D8]/10))" office:value-type="float" office:value="1" calcext:value-type="float">
            <text:p>1</text:p>
          </table:table-cell>
          <table:table-cell table:formula="of:=AVERAGE(10^([Sheet1.C8]/10); 10^([Sheet1.E8]/10))" office:value-type="float" office:value="1" calcext:value-type="float">
            <text:p>1</text:p>
          </table:table-cell>
          <table:table-cell table:formula="of:=10^([Sheet1.F8]/10)" office:value-type="float" office:value="1" calcext:value-type="float">
            <text:p>1</text:p>
          </table:table-cell>
          <table:table-cell table:formula="of:=([Sheet1.H8]-2*[Sheet1.G8])*2/45/45" office:value-type="float" office:value="-0.000987654320987654" calcext:value-type="float">
            <text:p>-0.0009876543</text:p>
          </table:table-cell>
          <table:table-cell table:formula="of:=([Sheet1.H8]-45*45*[Sheet1.J8])/45" office:value-type="float" office:value="0.0666666666666667" calcext:value-type="float">
            <text:p>0.0666666667</text:p>
          </table:table-cell>
          <table:table-cell table:formula="of:=([Sheet1.J8]*22.5^3/3+[Sheet1.K8]*22.5^2/2)" office:value-type="float" office:value="13.125" calcext:value-type="float">
            <text:p>13.125</text:p>
          </table:table-cell>
          <table:table-cell table:formula="of:=([Sheet1.J8]*45^3/3+[Sheet1.K8]*45^2/2)" office:value-type="float" office:value="37.5" calcext:value-type="float">
            <text:p>37.5</text:p>
          </table:table-cell>
          <table:table-cell table:formula="of:=[Sheet1.L8]/22.5" office:value-type="float" office:value="0.583333333333333" calcext:value-type="float">
            <text:p>0.5833333333</text:p>
          </table:table-cell>
          <table:table-cell table:formula="of:=([Sheet1.M8]-[Sheet1.L8])/22.5" office:value-type="float" office:value="1.08333333333333" calcext:value-type="float">
            <text:p>1.0833333333</text:p>
          </table:table-cell>
          <table:table-cell table:formula="of:=(2/3*[Sheet1.I8]+1/3*[Sheet1.H8])" office:value-type="float" office:value="1" calcext:value-type="float">
            <text:p>1</text:p>
          </table:table-cell>
          <table:table-cell table:formula="of:=SIN(22.5/57.296)/2" office:value-type="float" office:value="0.191341018104636" calcext:value-type="float">
            <text:p>0.1913410181</text:p>
          </table:table-cell>
          <table:table-cell table:formula="of:=SIN(45/57.296)/2-[Sheet1.Q8]" office:value-type="float" office:value="0.162211303915957" calcext:value-type="float">
            <text:p>0.1622113039</text:p>
          </table:table-cell>
          <table:table-cell table:formula="of:=0.5-[Sheet1.R8]-[Sheet1.Q8]" office:value-type="float" office:value="0.146447677979407" calcext:value-type="float">
            <text:p>0.146447678</text:p>
          </table:table-cell>
          <table:table-cell table:formula="of:=[Sheet1.Q8]*[Sheet1.N8]+[Sheet1.O8]*[Sheet1.R8]+[Sheet1.P8]*[Sheet1.S8]" office:value-type="float" office:value="0.433792184449398" calcext:value-type="float">
            <text:p>0.4337921844</text:p>
          </table:table-cell>
          <table:table-cell table:style-name="ce1"/>
          <table:table-cell table:formula="of:=[.A8]" office:value-type="string" office:string-value="Isotropic" calcext:value-type="string">
            <text:p>Isotropic</text:p>
          </table:table-cell>
          <table:table-cell office:value-type="string" calcext:value-type="string">
            <text:p>Should be 0.5,but assumes 0 at horiz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op 43 perf</text:p>
          </table:table-cell>
          <table:table-cell office:value-type="float" office:value="-15.81" calcext:value-type="float">
            <text:p>-15.81</text:p>
          </table:table-cell>
          <table:table-cell office:value-type="float" office:value="-8.86" calcext:value-type="float">
            <text:p>-8.86</text:p>
          </table:table-cell>
          <table:table-cell office:value-type="float" office:value="-6.25" calcext:value-type="float">
            <text:p>-6.25</text:p>
          </table:table-cell>
          <table:table-cell office:value-type="float" office:value="-6.43" calcext:value-type="float">
            <text:p>-6.43</text:p>
          </table:table-cell>
          <table:table-cell office:value-type="float" office:value="-6.59" calcext:value-type="float">
            <text:p>-6.59</text:p>
          </table:table-cell>
          <table:table-cell table:formula="of:=AVERAGE(10^([Sheet1.B9]/10); 10^([Sheet1.D9]/10))" office:value-type="float" office:value="0.131689778000005" calcext:value-type="float">
            <text:p>0.131689778</text:p>
          </table:table-cell>
          <table:table-cell table:formula="of:=AVERAGE(10^([Sheet1.C9]/10); 10^([Sheet1.E9]/10))" office:value-type="float" office:value="0.178763350440268" calcext:value-type="float">
            <text:p>0.1787633504</text:p>
          </table:table-cell>
          <table:table-cell table:formula="of:=10^([Sheet1.F9]/10)" office:value-type="float" office:value="0.219280493535045" calcext:value-type="float">
            <text:p>0.2192804935</text:p>
          </table:table-cell>
          <table:table-cell table:formula="of:=([Sheet1.H9]-2*[Sheet1.G9])*2/45/45" office:value-type="float" office:value="-0.0000835715610466587" calcext:value-type="float">
            <text:p>-8.35715610466587E-05</text:p>
          </table:table-cell>
          <table:table-cell table:formula="of:=([Sheet1.H9]-45*45*[Sheet1.J9])/45" office:value-type="float" office:value="0.00773323914577226" calcext:value-type="float">
            <text:p>0.0077332391</text:p>
          </table:table-cell>
          <table:table-cell table:formula="of:=([Sheet1.J9]*22.5^3/3+[Sheet1.K9]*22.5^2/2)" office:value-type="float" office:value="1.64016538792457" calcext:value-type="float">
            <text:p>1.6401653879</text:p>
          </table:table-cell>
          <table:table-cell table:formula="of:=([Sheet1.J9]*45^3/3+[Sheet1.K9]*45^2/2)" office:value-type="float" office:value="5.29141846830216" calcext:value-type="float">
            <text:p>5.2914184683</text:p>
          </table:table-cell>
          <table:table-cell table:formula="of:=[Sheet1.L9]/22.5" office:value-type="float" office:value="0.0728962394633143" calcext:value-type="float">
            <text:p>0.0728962395</text:p>
          </table:table-cell>
          <table:table-cell table:formula="of:=([Sheet1.M9]-[Sheet1.L9])/22.5" office:value-type="float" office:value="0.162277914683448" calcext:value-type="float">
            <text:p>0.1622779147</text:p>
          </table:table-cell>
          <table:table-cell table:formula="of:=(2/3*[Sheet1.I9]+1/3*[Sheet1.H9])" office:value-type="float" office:value="0.205774779170119" calcext:value-type="float">
            <text:p>0.2057747792</text:p>
          </table:table-cell>
          <table:table-cell table:formula="of:=SIN(22.5/57.296)/2" office:value-type="float" office:value="0.191341018104636" calcext:value-type="float">
            <text:p>0.1913410181</text:p>
          </table:table-cell>
          <table:table-cell table:formula="of:=SIN(45/57.296)/2-[Sheet1.Q9]" office:value-type="float" office:value="0.162211303915957" calcext:value-type="float">
            <text:p>0.1622113039</text:p>
          </table:table-cell>
          <table:table-cell table:formula="of:=0.5-[Sheet1.R9]-[Sheet1.Q9]" office:value-type="float" office:value="0.146447677979407" calcext:value-type="float">
            <text:p>0.146447678</text:p>
          </table:table-cell>
          <table:table-cell table:formula="of:=[Sheet1.Q9]*[Sheet1.N9]+[Sheet1.O9]*[Sheet1.R9]+[Sheet1.P9]*[Sheet1.S9]" office:value-type="float" office:value="0.0704065914086637" calcext:value-type="float">
            <text:p>0.0704065914</text:p>
          </table:table-cell>
          <table:table-cell table:style-name="ce1" table:formula="of:=[.T9]/[.T11]" office:value-type="percentage" office:value="0.0750613296297109" calcext:value-type="percentage">
            <text:p>7.51%</text:p>
          </table:table-cell>
          <table:table-cell table:formula="of:=[.A9]" office:value-type="string" office:string-value="Loop 43 perf" calcext:value-type="string">
            <text:p>Loop 43 per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op 43 typ</text:p>
          </table:table-cell>
          <table:table-cell office:value-type="float" office:value="-17.84" calcext:value-type="float">
            <text:p>-17.84</text:p>
          </table:table-cell>
          <table:table-cell office:value-type="float" office:value="-11.68" calcext:value-type="float">
            <text:p>-11.68</text:p>
          </table:table-cell>
          <table:table-cell office:value-type="float" office:value="-12.1" calcext:value-type="float">
            <text:p>-12.1</text:p>
          </table:table-cell>
          <table:table-cell office:value-type="float" office:value="-10.12" calcext:value-type="float">
            <text:p>-10.12</text:p>
          </table:table-cell>
          <table:table-cell office:value-type="float" office:value="-9.82" calcext:value-type="float">
            <text:p>-9.82</text:p>
          </table:table-cell>
          <table:table-cell table:formula="of:=AVERAGE(10^([Sheet1.B10]/10); 10^([Sheet1.D10]/10))" office:value-type="float" office:value="0.0390516087091488" calcext:value-type="float">
            <text:p>0.0390516087</text:p>
          </table:table-cell>
          <table:table-cell table:formula="of:=AVERAGE(10^([Sheet1.C10]/10); 10^([Sheet1.E10]/10))" office:value-type="float" office:value="0.0825975428197075" calcext:value-type="float">
            <text:p>0.0825975428</text:p>
          </table:table-cell>
          <table:table-cell table:formula="of:=10^([Sheet1.F10]/10)" office:value-type="float" office:value="0.10423174293933" calcext:value-type="float">
            <text:p>0.1042317429</text:p>
          </table:table-cell>
          <table:table-cell table:formula="of:=([Sheet1.H10]-2*[Sheet1.G10])*2/45/45" office:value-type="float" office:value="0.00000443883990262712" calcext:value-type="float">
            <text:p>4.43883990262712E-06</text:p>
          </table:table-cell>
          <table:table-cell table:formula="of:=([Sheet1.H10]-45*45*[Sheet1.J10])/45" office:value-type="float" office:value="0.00163575315593084" calcext:value-type="float">
            <text:p>0.0016357532</text:p>
          </table:table-cell>
          <table:table-cell table:formula="of:=([Sheet1.J10]*22.5^3/3+[Sheet1.K10]*22.5^2/2)" office:value-type="float" office:value="0.43090373785028" calcext:value-type="float">
            <text:p>0.4309037379</text:p>
          </table:table-cell>
          <table:table-cell table:formula="of:=([Sheet1.J10]*45^3/3+[Sheet1.K10]*45^2/2)" office:value-type="float" office:value="1.79102983242227" calcext:value-type="float">
            <text:p>1.7910298324</text:p>
          </table:table-cell>
          <table:table-cell table:formula="of:=[Sheet1.L10]/22.5" office:value-type="float" office:value="0.0191512772377902" calcext:value-type="float">
            <text:p>0.0191512772</text:p>
          </table:table-cell>
          <table:table-cell table:formula="of:=([Sheet1.M10]-[Sheet1.L10])/22.5" office:value-type="float" office:value="0.060450048647644" calcext:value-type="float">
            <text:p>0.0604500486</text:p>
          </table:table-cell>
          <table:table-cell table:formula="of:=(2/3*[Sheet1.I10]+1/3*[Sheet1.H10])" office:value-type="float" office:value="0.0970203428994561" calcext:value-type="float">
            <text:p>0.0970203429</text:p>
          </table:table-cell>
          <table:table-cell table:formula="of:=SIN(22.5/57.296)/2" office:value-type="float" office:value="0.191341018104636" calcext:value-type="float">
            <text:p>0.1913410181</text:p>
          </table:table-cell>
          <table:table-cell table:formula="of:=SIN(45/57.296)/2-[Sheet1.Q10]" office:value-type="float" office:value="0.162211303915957" calcext:value-type="float">
            <text:p>0.1622113039</text:p>
          </table:table-cell>
          <table:table-cell table:formula="of:=0.5-[Sheet1.R10]-[Sheet1.Q10]" office:value-type="float" office:value="0.146447677979407" calcext:value-type="float">
            <text:p>0.146447678</text:p>
          </table:table-cell>
          <table:table-cell table:formula="of:=[Sheet1.Q10]*[Sheet1.N10]+[Sheet1.O10]*[Sheet1.R10]+[Sheet1.P10]*[Sheet1.S10]" office:value-type="float" office:value="0.0276785100319915" calcext:value-type="float">
            <text:p>0.02767851</text:p>
          </table:table-cell>
          <table:table-cell table:style-name="ce1" table:formula="of:=[.T10]/[.T11]" office:value-type="percentage" office:value="0.0295083986257985" calcext:value-type="percentage">
            <text:p>2.95%</text:p>
          </table:table-cell>
          <table:table-cell table:formula="of:=[.A10]" office:value-type="string" office:string-value="Loop 43 typ" calcext:value-type="string">
            <text:p>Loop 43 ty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op 43 perf no load</text:p>
          </table:table-cell>
          <table:table-cell office:value-type="float" office:value="-4.57" calcext:value-type="float">
            <text:p>-4.57</text:p>
          </table:table-cell>
          <table:table-cell office:value-type="float" office:value="2.38" calcext:value-type="float">
            <text:p>2.38</text:p>
          </table:table-cell>
          <table:table-cell office:value-type="float" office:value="4.98" calcext:value-type="float">
            <text:p>4.98</text:p>
          </table:table-cell>
          <table:table-cell office:value-type="float" office:value="4.87" calcext:value-type="float">
            <text:p>4.87</text:p>
          </table:table-cell>
          <table:table-cell office:value-type="float" office:value="4.65" calcext:value-type="float">
            <text:p>4.65</text:p>
          </table:table-cell>
          <table:table-cell table:formula="of:=AVERAGE(10^([Sheet1.B11]/10); 10^([Sheet1.D11]/10))" office:value-type="float" office:value="1.74844431478995" calcext:value-type="float">
            <text:p>1.7484443148</text:p>
          </table:table-cell>
          <table:table-cell table:formula="of:=AVERAGE(10^([Sheet1.C11]/10); 10^([Sheet1.E11]/10))" office:value-type="float" office:value="2.39941917380313" calcext:value-type="float">
            <text:p>2.3994191738</text:p>
          </table:table-cell>
          <table:table-cell table:formula="of:=10^([Sheet1.F11]/10)" office:value-type="float" office:value="2.91742701400117" calcext:value-type="float">
            <text:p>2.917427014</text:p>
          </table:table-cell>
          <table:table-cell table:formula="of:=([Sheet1.H11]-2*[Sheet1.G11])*2/45/45" office:value-type="float" office:value="-0.0010839204501499" calcext:value-type="float">
            <text:p>-0.0010839205</text:p>
          </table:table-cell>
          <table:table-cell table:formula="of:=([Sheet1.H11]-45*45*[Sheet1.J11])/45" office:value-type="float" office:value="0.102096846341259" calcext:value-type="float">
            <text:p>0.1020968463</text:p>
          </table:table-cell>
          <table:table-cell table:formula="of:=([Sheet1.J11]*22.5^3/3+[Sheet1.K11]*22.5^2/2)" office:value-type="float" office:value="21.7277537709684" calcext:value-type="float">
            <text:p>21.727753771</text:p>
          </table:table-cell>
          <table:table-cell table:formula="of:=([Sheet1.J11]*45^3/3+[Sheet1.K11]*45^2/2)" office:value-type="float" office:value="70.448973247222" calcext:value-type="float">
            <text:p>70.4489732472</text:p>
          </table:table-cell>
          <table:table-cell table:formula="of:=[Sheet1.L11]/22.5" office:value-type="float" office:value="0.965677945376373" calcext:value-type="float">
            <text:p>0.9656779454</text:p>
          </table:table-cell>
          <table:table-cell table:formula="of:=([Sheet1.M11]-[Sheet1.L11])/22.5" office:value-type="float" office:value="2.16538753227794" calcext:value-type="float">
            <text:p>2.1653875323</text:p>
          </table:table-cell>
          <table:table-cell table:formula="of:=(2/3*[Sheet1.I11]+1/3*[Sheet1.H11])" office:value-type="float" office:value="2.74475773393515" calcext:value-type="float">
            <text:p>2.7447577339</text:p>
          </table:table-cell>
          <table:table-cell table:formula="of:=SIN(22.5/57.296)/2" office:value-type="float" office:value="0.191341018104636" calcext:value-type="float">
            <text:p>0.1913410181</text:p>
          </table:table-cell>
          <table:table-cell table:formula="of:=SIN(45/57.296)/2-[Sheet1.Q11]" office:value-type="float" office:value="0.162211303915957" calcext:value-type="float">
            <text:p>0.1622113039</text:p>
          </table:table-cell>
          <table:table-cell table:formula="of:=0.5-[Sheet1.R11]-[Sheet1.Q11]" office:value-type="float" office:value="0.146447677979407" calcext:value-type="float">
            <text:p>0.146447678</text:p>
          </table:table-cell>
          <table:table-cell table:formula="of:=[Sheet1.Q11]*[Sheet1.N11]+[Sheet1.O11]*[Sheet1.R11]+[Sheet1.P11]*[Sheet1.S11]" office:value-type="float" office:value="0.937987533074491" calcext:value-type="float">
            <text:p>0.9379875331</text:p>
          </table:table-cell>
          <table:table-cell table:style-name="ce1"/>
          <table:table-cell table:formula="of:=[.A11]" office:value-type="string" office:string-value="Loop 43 perf no load" calcext:value-type="string">
            <text:p>Loop 43 perf no load</text:p>
          </table:table-cell>
          <table:table-cell office:value-type="string" calcext:value-type="string">
            <text:p>Should be 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op 83 perf</text:p>
          </table:table-cell>
          <table:table-cell office:value-type="float" office:value="-15.93" calcext:value-type="float">
            <text:p>-15.93</text:p>
          </table:table-cell>
          <table:table-cell office:value-type="float" office:value="-9.03" calcext:value-type="float">
            <text:p>-9.03</text:p>
          </table:table-cell>
          <table:table-cell office:value-type="float" office:value="-6.29" calcext:value-type="float">
            <text:p>-6.29</text:p>
          </table:table-cell>
          <table:table-cell office:value-type="float" office:value="-6.56" calcext:value-type="float">
            <text:p>-6.56</text:p>
          </table:table-cell>
          <table:table-cell office:value-type="float" office:value="-6.8" calcext:value-type="float">
            <text:p>-6.8</text:p>
          </table:table-cell>
          <table:table-cell table:formula="of:=AVERAGE(10^([Sheet1.B12]/10); 10^([Sheet1.D12]/10))" office:value-type="float" office:value="0.130245147555722" calcext:value-type="float">
            <text:p>0.1302451476</text:p>
          </table:table-cell>
          <table:table-cell table:formula="of:=AVERAGE(10^([Sheet1.C12]/10); 10^([Sheet1.E12]/10))" office:value-type="float" office:value="0.172913188161831" calcext:value-type="float">
            <text:p>0.1729131882</text:p>
          </table:table-cell>
          <table:table-cell table:formula="of:=10^([Sheet1.F12]/10)" office:value-type="float" office:value="0.208929613085404" calcext:value-type="float">
            <text:p>0.2089296131</text:p>
          </table:table-cell>
          <table:table-cell table:formula="of:=([Sheet1.H12]-2*[Sheet1.G12])*2/45/45" office:value-type="float" office:value="-0.0000864959080983824" calcext:value-type="float">
            <text:p>-8.64959080983824E-05</text:p>
          </table:table-cell>
          <table:table-cell table:formula="of:=([Sheet1.H12]-45*45*[Sheet1.J12])/45" office:value-type="float" office:value="0.00773483115691234" calcext:value-type="float">
            <text:p>0.0077348312</text:p>
          </table:table-cell>
          <table:table-cell table:formula="of:=([Sheet1.J12]*22.5^3/3+[Sheet1.K12]*22.5^2/2)" office:value-type="float" office:value="1.62946498553239" calcext:value-type="float">
            <text:p>1.6294649855</text:p>
          </table:table-cell>
          <table:table-cell table:formula="of:=([Sheet1.J12]*45^3/3+[Sheet1.K12]*45^2/2)" office:value-type="float" office:value="5.20420333788538" calcext:value-type="float">
            <text:p>5.2042033379</text:p>
          </table:table-cell>
          <table:table-cell table:formula="of:=[Sheet1.L12]/22.5" office:value-type="float" office:value="0.0724206660236618" calcext:value-type="float">
            <text:p>0.072420666</text:p>
          </table:table-cell>
          <table:table-cell table:formula="of:=([Sheet1.M12]-[Sheet1.L12])/22.5" office:value-type="float" office:value="0.158877260104577" calcext:value-type="float">
            <text:p>0.1588772601</text:p>
          </table:table-cell>
          <table:table-cell table:formula="of:=(2/3*[Sheet1.I12]+1/3*[Sheet1.H12])" office:value-type="float" office:value="0.19692413811088" calcext:value-type="float">
            <text:p>0.1969241381</text:p>
          </table:table-cell>
          <table:table-cell table:formula="of:=SIN(22.5/57.296)/2" office:value-type="float" office:value="0.191341018104636" calcext:value-type="float">
            <text:p>0.1913410181</text:p>
          </table:table-cell>
          <table:table-cell table:formula="of:=SIN(45/57.296)/2-[Sheet1.Q12]" office:value-type="float" office:value="0.162211303915957" calcext:value-type="float">
            <text:p>0.1622113039</text:p>
          </table:table-cell>
          <table:table-cell table:formula="of:=0.5-[Sheet1.R12]-[Sheet1.Q12]" office:value-type="float" office:value="0.146447677979407" calcext:value-type="float">
            <text:p>0.146447678</text:p>
          </table:table-cell>
          <table:table-cell table:formula="of:=[Sheet1.Q12]*[Sheet1.N12]+[Sheet1.O12]*[Sheet1.R12]+[Sheet1.P12]*[Sheet1.S12]" office:value-type="float" office:value="0.0684678142573758" calcext:value-type="float">
            <text:p>0.0684678143</text:p>
          </table:table-cell>
          <table:table-cell table:style-name="ce1" table:formula="of:=[.T12]/[.T14]" office:value-type="percentage" office:value="0.0732505437771225" calcext:value-type="percentage">
            <text:p>7.33%</text:p>
          </table:table-cell>
          <table:table-cell table:formula="of:=[.A12]" office:value-type="string" office:string-value="Loop 83 perf" calcext:value-type="string">
            <text:p>Loop 83 per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op 83 typ</text:p>
          </table:table-cell>
          <table:table-cell office:value-type="float" office:value="-17.31" calcext:value-type="float">
            <text:p>-17.31</text:p>
          </table:table-cell>
          <table:table-cell office:value-type="float" office:value="-11.21" calcext:value-type="float">
            <text:p>-11.21</text:p>
          </table:table-cell>
          <table:table-cell office:value-type="float" office:value="-11.51" calcext:value-type="float">
            <text:p>-11.51</text:p>
          </table:table-cell>
          <table:table-cell office:value-type="float" office:value="-9.89" calcext:value-type="float">
            <text:p>-9.89</text:p>
          </table:table-cell>
          <table:table-cell office:value-type="float" office:value="-9.41" calcext:value-type="float">
            <text:p>-9.41</text:p>
          </table:table-cell>
          <table:table-cell table:formula="of:=AVERAGE(10^([Sheet1.B13]/10); 10^([Sheet1.D13]/10))" office:value-type="float" office:value="0.0446048999886066" calcext:value-type="float">
            <text:p>0.0446049</text:p>
          </table:table-cell>
          <table:table-cell table:formula="of:=AVERAGE(10^([Sheet1.C13]/10); 10^([Sheet1.E13]/10))" office:value-type="float" office:value="0.0891242410636191" calcext:value-type="float">
            <text:p>0.0891242411</text:p>
          </table:table-cell>
          <table:table-cell table:formula="of:=10^([Sheet1.F13]/10)" office:value-type="float" office:value="0.114551294144554" calcext:value-type="float">
            <text:p>0.1145512941</text:p>
          </table:table-cell>
          <table:table-cell table:formula="of:=([Sheet1.H13]-2*[Sheet1.G13])*2/45/45" office:value-type="float" office:value="-0.0000000845026307102248" calcext:value-type="float">
            <text:p>-8.45026307102248E-08</text:p>
          </table:table-cell>
          <table:table-cell table:formula="of:=([Sheet1.H13]-45*45*[Sheet1.J13])/45" office:value-type="float" office:value="0.00198434130868461" calcext:value-type="float">
            <text:p>0.0019843413</text:p>
          </table:table-cell>
          <table:table-cell table:formula="of:=([Sheet1.J13]*22.5^3/3+[Sheet1.K13]*22.5^2/2)" office:value-type="float" office:value="0.501965547834813" calcext:value-type="float">
            <text:p>0.5019655478</text:p>
          </table:table-cell>
          <table:table-cell table:formula="of:=([Sheet1.J13]*45^3/3+[Sheet1.K13]*45^2/2)" office:value-type="float" office:value="2.00657880763534" calcext:value-type="float">
            <text:p>2.0065788076</text:p>
          </table:table-cell>
          <table:table-cell table:formula="of:=[Sheet1.L13]/22.5" office:value-type="float" office:value="0.0223095799037695" calcext:value-type="float">
            <text:p>0.0223095799</text:p>
          </table:table-cell>
          <table:table-cell table:formula="of:=([Sheet1.M13]-[Sheet1.L13])/22.5" office:value-type="float" office:value="0.066871700435579" calcext:value-type="float">
            <text:p>0.0668717004</text:p>
          </table:table-cell>
          <table:table-cell table:formula="of:=(2/3*[Sheet1.I13]+1/3*[Sheet1.H13])" office:value-type="float" office:value="0.106075609784242" calcext:value-type="float">
            <text:p>0.1060756098</text:p>
          </table:table-cell>
          <table:table-cell table:formula="of:=SIN(22.5/57.296)/2" office:value-type="float" office:value="0.191341018104636" calcext:value-type="float">
            <text:p>0.1913410181</text:p>
          </table:table-cell>
          <table:table-cell table:formula="of:=SIN(45/57.296)/2-[Sheet1.Q13]" office:value-type="float" office:value="0.162211303915957" calcext:value-type="float">
            <text:p>0.1622113039</text:p>
          </table:table-cell>
          <table:table-cell table:formula="of:=0.5-[Sheet1.R13]-[Sheet1.Q13]" office:value-type="float" office:value="0.146447677979407" calcext:value-type="float">
            <text:p>0.146447678</text:p>
          </table:table-cell>
          <table:table-cell table:formula="of:=[Sheet1.Q13]*[Sheet1.N13]+[Sheet1.O13]*[Sheet1.R13]+[Sheet1.P13]*[Sheet1.S13]" office:value-type="float" office:value="0.0306506101981584" calcext:value-type="float">
            <text:p>0.0306506102</text:p>
          </table:table-cell>
          <table:table-cell table:style-name="ce1" table:formula="of:=[.T13]/[.T14]" office:value-type="percentage" office:value="0.0327916684425757" calcext:value-type="percentage">
            <text:p>3.28%</text:p>
          </table:table-cell>
          <table:table-cell table:formula="of:=[.A13]" office:value-type="string" office:string-value="Loop 83 typ" calcext:value-type="string">
            <text:p>Loop 83 ty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op 83 perf no load</text:p>
          </table:table-cell>
          <table:table-cell office:value-type="float" office:value="-4.6" calcext:value-type="float">
            <text:p>-4.6</text:p>
          </table:table-cell>
          <table:table-cell office:value-type="float" office:value="2.31" calcext:value-type="float">
            <text:p>2.31</text:p>
          </table:table-cell>
          <table:table-cell office:value-type="float" office:value="5.04" calcext:value-type="float">
            <text:p>5.04</text:p>
          </table:table-cell>
          <table:table-cell office:value-type="float" office:value="4.88" calcext:value-type="float">
            <text:p>4.88</text:p>
          </table:table-cell>
          <table:table-cell office:value-type="float" office:value="4.54" calcext:value-type="float">
            <text:p>4.54</text:p>
          </table:table-cell>
          <table:table-cell table:formula="of:=AVERAGE(10^([Sheet1.B14]/10); 10^([Sheet1.D14]/10))" office:value-type="float" office:value="1.76913735277665" calcext:value-type="float">
            <text:p>1.7691373528</text:p>
          </table:table-cell>
          <table:table-cell table:formula="of:=AVERAGE(10^([Sheet1.C14]/10); 10^([Sheet1.E14]/10))" office:value-type="float" office:value="2.38912766156783" calcext:value-type="float">
            <text:p>2.3891276616</text:p>
          </table:table-cell>
          <table:table-cell table:formula="of:=10^([Sheet1.F14]/10)" office:value-type="float" office:value="2.84446110744792" calcext:value-type="float">
            <text:p>2.8444611074</text:p>
          </table:table-cell>
          <table:table-cell table:formula="of:=([Sheet1.H14]-2*[Sheet1.G14])*2/45/45" office:value-type="float" office:value="-0.00113496004344243" calcext:value-type="float">
            <text:p>-0.00113496</text:p>
          </table:table-cell>
          <table:table-cell table:formula="of:=([Sheet1.H14]-45*45*[Sheet1.J14])/45" office:value-type="float" office:value="0.104164927767528" calcext:value-type="float">
            <text:p>0.1041649278</text:p>
          </table:table-cell>
          <table:table-cell table:formula="of:=([Sheet1.J14]*22.5^3/3+[Sheet1.K14]*22.5^2/2)" office:value-type="float" office:value="22.05744592621" calcext:value-type="float">
            <text:p>22.0574459262</text:p>
          </table:table-cell>
          <table:table-cell table:formula="of:=([Sheet1.J14]*45^3/3+[Sheet1.K14]*45^2/2)" office:value-type="float" office:value="70.9925780450581" calcext:value-type="float">
            <text:p>70.9925780451</text:p>
          </table:table-cell>
          <table:table-cell table:formula="of:=[Sheet1.L14]/22.5" office:value-type="float" office:value="0.980330930053779" calcext:value-type="float">
            <text:p>0.9803309301</text:p>
          </table:table-cell>
          <table:table-cell table:formula="of:=([Sheet1.M14]-[Sheet1.L14])/22.5" office:value-type="float" office:value="2.17489476083769" calcext:value-type="float">
            <text:p>2.1748947608</text:p>
          </table:table-cell>
          <table:table-cell table:formula="of:=(2/3*[Sheet1.I14]+1/3*[Sheet1.H14])" office:value-type="float" office:value="2.69268329215455" calcext:value-type="float">
            <text:p>2.6926832922</text:p>
          </table:table-cell>
          <table:table-cell table:formula="of:=SIN(22.5/57.296)/2" office:value-type="float" office:value="0.191341018104636" calcext:value-type="float">
            <text:p>0.1913410181</text:p>
          </table:table-cell>
          <table:table-cell table:formula="of:=SIN(45/57.296)/2-[Sheet1.Q14]" office:value-type="float" office:value="0.162211303915957" calcext:value-type="float">
            <text:p>0.1622113039</text:p>
          </table:table-cell>
          <table:table-cell table:formula="of:=0.5-[Sheet1.R14]-[Sheet1.Q14]" office:value-type="float" office:value="0.146447677979407" calcext:value-type="float">
            <text:p>0.146447678</text:p>
          </table:table-cell>
          <table:table-cell table:formula="of:=[Sheet1.Q14]*[Sheet1.N14]+[Sheet1.O14]*[Sheet1.R14]+[Sheet1.P14]*[Sheet1.S14]" office:value-type="float" office:value="0.934707248941399" calcext:value-type="float">
            <text:p>0.9347072489</text:p>
          </table:table-cell>
          <table:table-cell table:style-name="ce1"/>
          <table:table-cell table:formula="of:=[.A14]" office:value-type="string" office:string-value="Loop 83 perf no load" calcext:value-type="string">
            <text:p>Loop 83 perf no load</text:p>
          </table:table-cell>
          <table:table-cell office:value-type="string" calcext:value-type="string">
            <text:p>Should be 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 dipole 5m perf</text:p>
          </table:table-cell>
          <table:table-cell office:value-type="float" office:value="1.89" calcext:value-type="float">
            <text:p>1.89</text:p>
          </table:table-cell>
          <table:table-cell office:value-type="float" office:value="6.11" calcext:value-type="float">
            <text:p>6.11</text:p>
          </table:table-cell>
          <table:table-cell office:value-type="float" office:value="-7.17" calcext:value-type="float">
            <text:p>-7.17</text:p>
          </table:table-cell>
          <table:table-cell office:value-type="float" office:value="2.14" calcext:value-type="float">
            <text:p>2.14</text:p>
          </table:table-cell>
          <table:table-cell office:value-type="float" office:value="8.73" calcext:value-type="float">
            <text:p>8.73</text:p>
          </table:table-cell>
          <table:table-cell table:formula="of:=AVERAGE(10^([Sheet1.B15]/10); 10^([Sheet1.D15]/10))" office:value-type="float" office:value="0.868560656802721" calcext:value-type="float">
            <text:p>0.8685606568</text:p>
          </table:table-cell>
          <table:table-cell table:formula="of:=AVERAGE(10^([Sheet1.C15]/10); 10^([Sheet1.E15]/10))" office:value-type="float" office:value="2.86000519237736" calcext:value-type="float">
            <text:p>2.8600051924</text:p>
          </table:table-cell>
          <table:table-cell table:formula="of:=10^([Sheet1.F15]/10)" office:value-type="float" office:value="7.46448758410067" calcext:value-type="float">
            <text:p>7.4644875841</text:p>
          </table:table-cell>
          <table:table-cell table:formula="of:=([Sheet1.H15]-2*[Sheet1.G15])*2/45/45" office:value-type="float" office:value="0.00110902111483647" calcext:value-type="float">
            <text:p>0.0011090211</text:p>
          </table:table-cell>
          <table:table-cell table:formula="of:=([Sheet1.H15]-45*45*[Sheet1.J15])/45" office:value-type="float" office:value="0.0136497207740782" calcext:value-type="float">
            <text:p>0.0136497208</text:p>
          </table:table-cell>
          <table:table-cell table:formula="of:=([Sheet1.J15]*22.5^3/3+[Sheet1.K15]*22.5^2/2)" office:value-type="float" office:value="7.66590011633326" calcext:value-type="float">
            <text:p>7.6659001163</text:p>
          </table:table-cell>
          <table:table-cell table:formula="of:=([Sheet1.J15]*45^3/3+[Sheet1.K15]*45^2/2)" office:value-type="float" office:value="47.5068586469119" calcext:value-type="float">
            <text:p>47.5068586469</text:p>
          </table:table-cell>
          <table:table-cell table:formula="of:=[Sheet1.L15]/22.5" office:value-type="float" office:value="0.340706671837034" calcext:value-type="float">
            <text:p>0.3407066718</text:p>
          </table:table-cell>
          <table:table-cell table:formula="of:=([Sheet1.M15]-[Sheet1.L15])/22.5" office:value-type="float" office:value="1.77070926802572" calcext:value-type="float">
            <text:p>1.770709268</text:p>
          </table:table-cell>
          <table:table-cell table:formula="of:=(2/3*[Sheet1.I15]+1/3*[Sheet1.H15])" office:value-type="float" office:value="5.9296601201929" calcext:value-type="float">
            <text:p>5.9296601202</text:p>
          </table:table-cell>
          <table:table-cell table:formula="of:=SIN(22.5/57.296)/2" office:value-type="float" office:value="0.191341018104636" calcext:value-type="float">
            <text:p>0.1913410181</text:p>
          </table:table-cell>
          <table:table-cell table:formula="of:=SIN(45/57.296)/2-[Sheet1.Q15]" office:value-type="float" office:value="0.162211303915957" calcext:value-type="float">
            <text:p>0.1622113039</text:p>
          </table:table-cell>
          <table:table-cell table:formula="of:=0.5-[Sheet1.R15]-[Sheet1.Q15]" office:value-type="float" office:value="0.146447677979407" calcext:value-type="float">
            <text:p>0.146447678</text:p>
          </table:table-cell>
          <table:table-cell table:formula="of:=[Sheet1.Q15]*[Sheet1.N15]+[Sheet1.O15]*[Sheet1.R15]+[Sheet1.P15]*[Sheet1.S15]" office:value-type="float" office:value="1.2208051764962" calcext:value-type="float">
            <text:p>1.2208051765</text:p>
          </table:table-cell>
          <table:table-cell table:style-name="ce1"/>
          <table:table-cell table:formula="of:=[.A15]" office:value-type="string" office:string-value="h dipole 5m perf" calcext:value-type="string">
            <text:p>h dipole 5m perf</text:p>
          </table:table-cell>
          <table:table-cell office:value-type="string" calcext:value-type="string">
            <text:p>Should be 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 dipole 5m typ</text:p>
          </table:table-cell>
          <table:table-cell office:value-type="float" office:value="-2.04" calcext:value-type="float">
            <text:p>-2.04</text:p>
          </table:table-cell>
          <table:table-cell office:value-type="float" office:value="3.19" calcext:value-type="float">
            <text:p>3.19</text:p>
          </table:table-cell>
          <table:table-cell office:value-type="float" office:value="-8.16" calcext:value-type="float">
            <text:p>-8.16</text:p>
          </table:table-cell>
          <table:table-cell office:value-type="float" office:value="-0.6" calcext:value-type="float">
            <text:p>-0.6</text:p>
          </table:table-cell>
          <table:table-cell office:value-type="float" office:value="5.16" calcext:value-type="float">
            <text:p>5.16</text:p>
          </table:table-cell>
          <table:table-cell table:formula="of:=AVERAGE(10^([Sheet1.B16]/10); 10^([Sheet1.D16]/10))" office:value-type="float" office:value="0.388964649299746" calcext:value-type="float">
            <text:p>0.3889646493</text:p>
          </table:table-cell>
          <table:table-cell table:formula="of:=AVERAGE(10^([Sheet1.C16]/10); 10^([Sheet1.E16]/10))" office:value-type="float" office:value="1.47772723652668" calcext:value-type="float">
            <text:p>1.4777272365</text:p>
          </table:table-cell>
          <table:table-cell table:formula="of:=10^([Sheet1.F16]/10)" office:value-type="float" office:value="3.28095293113119" calcext:value-type="float">
            <text:p>3.2809529311</text:p>
          </table:table-cell>
          <table:table-cell table:formula="of:=([Sheet1.H16]-2*[Sheet1.G16])*2/45/45" office:value-type="float" office:value="0.000691158457212041" calcext:value-type="float">
            <text:p>0.0006911585</text:p>
          </table:table-cell>
          <table:table-cell table:formula="of:=([Sheet1.H16]-45*45*[Sheet1.J16])/45" office:value-type="float" office:value="0.00173625245938447" calcext:value-type="float">
            <text:p>0.0017362525</text:p>
          </table:table-cell>
          <table:table-cell table:formula="of:=([Sheet1.J16]*22.5^3/3+[Sheet1.K16]*22.5^2/2)" office:value-type="float" office:value="3.06373117100866" calcext:value-type="float">
            <text:p>3.063731171</text:p>
          </table:table-cell>
          <table:table-cell table:formula="of:=([Sheet1.J16]*45^3/3+[Sheet1.K16]*45^2/2)" office:value-type="float" office:value="22.7518937529425" calcext:value-type="float">
            <text:p>22.7518937529</text:p>
          </table:table-cell>
          <table:table-cell table:formula="of:=[Sheet1.L16]/22.5" office:value-type="float" office:value="0.136165829822607" calcext:value-type="float">
            <text:p>0.1361658298</text:p>
          </table:table-cell>
          <table:table-cell table:formula="of:=([Sheet1.M16]-[Sheet1.L16])/22.5" office:value-type="float" office:value="0.87502944808595" calcext:value-type="float">
            <text:p>0.8750294481</text:p>
          </table:table-cell>
          <table:table-cell table:formula="of:=(2/3*[Sheet1.I16]+1/3*[Sheet1.H16])" office:value-type="float" office:value="2.67987769959636" calcext:value-type="float">
            <text:p>2.6798776996</text:p>
          </table:table-cell>
          <table:table-cell table:formula="of:=SIN(22.5/57.296)/2" office:value-type="float" office:value="0.191341018104636" calcext:value-type="float">
            <text:p>0.1913410181</text:p>
          </table:table-cell>
          <table:table-cell table:formula="of:=SIN(45/57.296)/2-[Sheet1.Q16]" office:value-type="float" office:value="0.162211303915957" calcext:value-type="float">
            <text:p>0.1622113039</text:p>
          </table:table-cell>
          <table:table-cell table:formula="of:=0.5-[Sheet1.R16]-[Sheet1.Q16]" office:value-type="float" office:value="0.146447677979407" calcext:value-type="float">
            <text:p>0.146447678</text:p>
          </table:table-cell>
          <table:table-cell table:formula="of:=[Sheet1.Q16]*[Sheet1.N16]+[Sheet1.O16]*[Sheet1.R16]+[Sheet1.P16]*[Sheet1.S16]" office:value-type="float" office:value="0.560455642622883" calcext:value-type="float">
            <text:p>0.5604556426</text:p>
          </table:table-cell>
          <table:table-cell table:style-name="ce1" table:formula="of:=[.T16]/[.T15]" office:value-type="percentage" office:value="0.459086882504406" calcext:value-type="percentage">
            <text:p>45.91%</text:p>
          </table:table-cell>
          <table:table-cell table:formula="of:=[.A16]" office:value-type="string" office:string-value="h dipole 5m typ" calcext:value-type="string">
            <text:p>h dipole 5m ty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 dipole 10m perf</text:p>
          </table:table-cell>
          <table:table-cell office:value-type="float" office:value="3.01" calcext:value-type="float">
            <text:p>3.01</text:p>
          </table:table-cell>
          <table:table-cell office:value-type="float" office:value="6.44" calcext:value-type="float">
            <text:p>6.44</text:p>
          </table:table-cell>
          <table:table-cell office:value-type="float" office:value="-9.67" calcext:value-type="float">
            <text:p>-9.67</text:p>
          </table:table-cell>
          <table:table-cell office:value-type="float" office:value="2.47" calcext:value-type="float">
            <text:p>2.47</text:p>
          </table:table-cell>
          <table:table-cell office:value-type="float" office:value="7.71" calcext:value-type="float">
            <text:p>7.71</text:p>
          </table:table-cell>
          <table:table-cell table:formula="of:=AVERAGE(10^([Sheet1.B17]/10); 10^([Sheet1.D17]/10))" office:value-type="float" office:value="1.05387827092786" calcext:value-type="float">
            <text:p>1.0538782709</text:p>
          </table:table-cell>
          <table:table-cell table:formula="of:=AVERAGE(10^([Sheet1.C17]/10); 10^([Sheet1.E17]/10))" office:value-type="float" office:value="3.08579322787585" calcext:value-type="float">
            <text:p>3.0857932279</text:p>
          </table:table-cell>
          <table:table-cell table:formula="of:=10^([Sheet1.F17]/10)" office:value-type="float" office:value="5.90201080171844" calcext:value-type="float">
            <text:p>5.9020108017</text:p>
          </table:table-cell>
          <table:table-cell table:formula="of:=([Sheet1.H17]-2*[Sheet1.G17])*2/45/45" office:value-type="float" office:value="0.000965962159032219" calcext:value-type="float">
            <text:p>0.0009659622</text:p>
          </table:table-cell>
          <table:table-cell table:formula="of:=([Sheet1.H17]-45*45*[Sheet1.J17])/45" office:value-type="float" office:value="0.0251048856852357" calcext:value-type="float">
            <text:p>0.0251048857</text:p>
          </table:table-cell>
          <table:table-cell table:formula="of:=([Sheet1.J17]*22.5^3/3+[Sheet1.K17]*22.5^2/2)" office:value-type="float" office:value="10.0223117616507" calcext:value-type="float">
            <text:p>10.0223117617</text:p>
          </table:table-cell>
          <table:table-cell table:formula="of:=([Sheet1.J17]*45^3/3+[Sheet1.K17]*45^2/2)" office:value-type="float" office:value="54.7597973369048" calcext:value-type="float">
            <text:p>54.7597973369</text:p>
          </table:table-cell>
          <table:table-cell table:formula="of:=[Sheet1.L17]/22.5" office:value-type="float" office:value="0.445436078295588" calcext:value-type="float">
            <text:p>0.4454360783</text:p>
          </table:table-cell>
          <table:table-cell table:formula="of:=([Sheet1.M17]-[Sheet1.L17])/22.5" office:value-type="float" office:value="1.98833269223351" calcext:value-type="float">
            <text:p>1.9883326922</text:p>
          </table:table-cell>
          <table:table-cell table:formula="of:=(2/3*[Sheet1.I17]+1/3*[Sheet1.H17])" office:value-type="float" office:value="4.96327161043758" calcext:value-type="float">
            <text:p>4.9632716104</text:p>
          </table:table-cell>
          <table:table-cell table:formula="of:=SIN(22.5/57.296)/2" office:value-type="float" office:value="0.191341018104636" calcext:value-type="float">
            <text:p>0.1913410181</text:p>
          </table:table-cell>
          <table:table-cell table:formula="of:=SIN(45/57.296)/2-[Sheet1.Q17]" office:value-type="float" office:value="0.162211303915957" calcext:value-type="float">
            <text:p>0.1622113039</text:p>
          </table:table-cell>
          <table:table-cell table:formula="of:=0.5-[Sheet1.R17]-[Sheet1.Q17]" office:value-type="float" office:value="0.146447677979407" calcext:value-type="float">
            <text:p>0.146447678</text:p>
          </table:table-cell>
          <table:table-cell table:formula="of:=[Sheet1.Q17]*[Sheet1.N17]+[Sheet1.O17]*[Sheet1.R17]+[Sheet1.P17]*[Sheet1.S17]" office:value-type="float" office:value="1.13461983387723" calcext:value-type="float">
            <text:p>1.1346198339</text:p>
          </table:table-cell>
          <table:table-cell table:style-name="ce1"/>
          <table:table-cell table:formula="of:=[.A17]" office:value-type="string" office:string-value="h dipole 10m perf" calcext:value-type="string">
            <text:p>h dipole 10m perf</text:p>
          </table:table-cell>
          <table:table-cell office:value-type="string" calcext:value-type="string">
            <text:p>Should be 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 dipole 10m typ</text:p>
          </table:table-cell>
          <table:table-cell office:value-type="float" office:value="1.29" calcext:value-type="float">
            <text:p>1.29</text:p>
          </table:table-cell>
          <table:table-cell office:value-type="float" office:value="5.48" calcext:value-type="float">
            <text:p>5.48</text:p>
          </table:table-cell>
          <table:table-cell office:value-type="float" office:value="-6.92" calcext:value-type="float">
            <text:p>-6.92</text:p>
          </table:table-cell>
          <table:table-cell office:value-type="float" office:value="0.76" calcext:value-type="float">
            <text:p>0.76</text:p>
          </table:table-cell>
          <table:table-cell office:value-type="float" office:value="5.65" calcext:value-type="float">
            <text:p>5.65</text:p>
          </table:table-cell>
          <table:table-cell table:formula="of:=AVERAGE(10^([Sheet1.B18]/10); 10^([Sheet1.D18]/10))" office:value-type="float" office:value="0.774548027574785" calcext:value-type="float">
            <text:p>0.7745480276</text:p>
          </table:table-cell>
          <table:table-cell table:formula="of:=AVERAGE(10^([Sheet1.C18]/10); 10^([Sheet1.E18]/10))" office:value-type="float" office:value="2.36153685297347" calcext:value-type="float">
            <text:p>2.361536853</text:p>
          </table:table-cell>
          <table:table-cell table:formula="of:=10^([Sheet1.F18]/10)" office:value-type="float" office:value="3.67282300498085" calcext:value-type="float">
            <text:p>3.672823005</text:p>
          </table:table-cell>
          <table:table-cell table:formula="of:=([Sheet1.H18]-2*[Sheet1.G18])*2/45/45" office:value-type="float" office:value="0.000802410664517434" calcext:value-type="float">
            <text:p>0.0008024107</text:p>
          </table:table-cell>
          <table:table-cell table:formula="of:=([Sheet1.H18]-45*45*[Sheet1.J18])/45" office:value-type="float" office:value="0.0163701168294593" calcext:value-type="float">
            <text:p>0.0163701168</text:p>
          </table:table-cell>
          <table:table-cell table:formula="of:=([Sheet1.J18]*22.5^3/3+[Sheet1.K18]*22.5^2/2)" office:value-type="float" office:value="7.19033881429652" calcext:value-type="float">
            <text:p>7.1903388143</text:p>
          </table:table-cell>
          <table:table-cell table:formula="of:=([Sheet1.J18]*45^3/3+[Sheet1.K18]*45^2/2)" office:value-type="float" office:value="40.9479672245446" calcext:value-type="float">
            <text:p>40.9479672245</text:p>
          </table:table-cell>
          <table:table-cell table:formula="of:=[Sheet1.L18]/22.5" office:value-type="float" office:value="0.319570613968734" calcext:value-type="float">
            <text:p>0.319570614</text:p>
          </table:table-cell>
          <table:table-cell table:formula="of:=([Sheet1.M18]-[Sheet1.L18])/22.5" office:value-type="float" office:value="1.50033904045547" calcext:value-type="float">
            <text:p>1.5003390405</text:p>
          </table:table-cell>
          <table:table-cell table:formula="of:=(2/3*[Sheet1.I18]+1/3*[Sheet1.H18])" office:value-type="float" office:value="3.23572762097839" calcext:value-type="float">
            <text:p>3.235727621</text:p>
          </table:table-cell>
          <table:table-cell table:formula="of:=SIN(22.5/57.296)/2" office:value-type="float" office:value="0.191341018104636" calcext:value-type="float">
            <text:p>0.1913410181</text:p>
          </table:table-cell>
          <table:table-cell table:formula="of:=SIN(45/57.296)/2-[Sheet1.Q18]" office:value-type="float" office:value="0.162211303915957" calcext:value-type="float">
            <text:p>0.1622113039</text:p>
          </table:table-cell>
          <table:table-cell table:formula="of:=0.5-[Sheet1.R18]-[Sheet1.Q18]" office:value-type="float" office:value="0.146447677979407" calcext:value-type="float">
            <text:p>0.146447678</text:p>
          </table:table-cell>
          <table:table-cell table:formula="of:=[Sheet1.Q18]*[Sheet1.N18]+[Sheet1.O18]*[Sheet1.R18]+[Sheet1.P18]*[Sheet1.S18]" office:value-type="float" office:value="0.778383715367514" calcext:value-type="float">
            <text:p>0.7783837154</text:p>
          </table:table-cell>
          <table:table-cell table:style-name="ce1" table:formula="of:=[.T18]/[.T17]" office:value-type="percentage" office:value="0.686030414881445" calcext:value-type="percentage">
            <text:p>68.60%</text:p>
          </table:table-cell>
          <table:table-cell table:formula="of:=[.A18]" office:value-type="string" office:string-value="h dipole 10m typ" calcext:value-type="string">
            <text:p>h dipole 10m typ</text:p>
          </table:table-cell>
          <table:table-cell table:number-columns-repeated="6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Finer grained model – method 2</text:p>
          </table:table-cell>
          <table:table-cell table:number-columns-repeated="27"/>
        </table:table-row>
        <table:table-row table:style-name="ro1">
          <table:table-cell/>
          <table:table-cell table:number-columns-repeated="5" office:value-type="string" calcext:value-type="string">
            <text:p>dB</text:p>
          </table:table-cell>
          <table:table-cell table:number-columns-repeated="6" office:value-type="string" calcext:value-type="string">
            <text:p>Linear</text:p>
          </table:table-cell>
          <table:table-cell table:number-columns-repeated="4" office:value-type="string" calcext:value-type="string">
            <text:p>Area</text:p>
          </table:table-cell>
          <table:table-cell table:number-columns-repeated="5" office:value-type="string" calcext:value-type="string">
            <text:p>Power</text:p>
          </table:table-cell>
          <table:table-cell office:value-type="string" calcext:value-type="string">
            <text:p>Compared to isotropic</text:p>
          </table:table-cell>
          <table:table-cell table:number-columns-repeated="5"/>
          <table:table-cell office:value-type="string" calcext:value-type="string">
            <text:p>Method1/2</text:p>
          </table:table-cell>
        </table:table-row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22bs</text:p>
          </table:table-cell>
          <table:table-cell office:value-type="string" calcext:value-type="string">
            <text:p>45bs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45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verage 22</text:p>
          </table:table-cell>
          <table:table-cell office:value-type="string" calcext:value-type="string">
            <text:p>Average 45</text:p>
          </table:table-cell>
          <table:table-cell office:value-type="string" calcext:value-type="string">
            <text:p>Above 75</text:p>
          </table:table-cell>
          <table:table-cell office:value-type="string" calcext:value-type="string">
            <text:p>Avg 0-22</text:p>
          </table:table-cell>
          <table:table-cell office:value-type="string" calcext:value-type="string">
            <text:p>Avg 22-45</text:p>
          </table:table-cell>
          <table:table-cell office:value-type="string" calcext:value-type="string">
            <text:p>Avg 45-75</text:p>
          </table:table-cell>
          <table:table-cell office:value-type="string" calcext:value-type="string">
            <text:p>0-22</text:p>
          </table:table-cell>
          <table:table-cell office:value-type="string" calcext:value-type="string">
            <text:p>22-45</text:p>
          </table:table-cell>
          <table:table-cell office:value-type="string" calcext:value-type="string">
            <text:p>45-75</text:p>
          </table:table-cell>
          <table:table-cell office:value-type="string" calcext:value-type="string">
            <text:p>75-90</text:p>
          </table:table-cell>
          <table:table-cell office:value-type="string" calcext:value-type="string">
            <text:p>0-22</text:p>
          </table:table-cell>
          <table:table-cell office:value-type="string" calcext:value-type="string">
            <text:p>22-45</text:p>
          </table:table-cell>
          <table:table-cell office:value-type="string" calcext:value-type="string">
            <text:p>45-75</text:p>
          </table:table-cell>
          <table:table-cell office:value-type="string" calcext:value-type="string">
            <text:p>75-90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Weighted total rel to perf</text:p>
          </table:table-cell>
          <table:table-cell office:value-type="string" calcext:value-type="string">
            <text:p>Scenar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 V refl typ</text:p>
          </table:table-cell>
          <table:table-cell office:value-type="float" office:value="-1.17" calcext:value-type="float">
            <text:p>-1.17</text:p>
          </table:table-cell>
          <table:table-cell office:value-type="float" office:value="3.36" calcext:value-type="float">
            <text:p>3.36</text:p>
          </table:table-cell>
          <table:table-cell office:value-type="float" office:value="-2.71" calcext:value-type="float">
            <text:p>-2.71</text:p>
          </table:table-cell>
          <table:table-cell office:value-type="float" office:value="2.95" calcext:value-type="float">
            <text:p>2.95</text:p>
          </table:table-cell>
          <table:table-cell office:value-type="float" office:value="5.77" calcext:value-type="float">
            <text:p>5.77</text:p>
          </table:table-cell>
          <table:table-cell table:formula="of:=AVERAGE(10^([Sheet1.B25]/10); 10^([Sheet1.D25]/10))" office:value-type="float" office:value="0.649816220545516" calcext:value-type="float">
            <text:p>0.6498162205</text:p>
          </table:table-cell>
          <table:table-cell table:formula="of:=AVERAGE(10^([Sheet1.C25]/10); 10^([Sheet1.E25]/10))" office:value-type="float" office:value="2.07006342046727" calcext:value-type="float">
            <text:p>2.0700634205</text:p>
          </table:table-cell>
          <table:table-cell table:formula="of:=10^([Sheet1.F25]/10)" office:value-type="float" office:value="3.77572190925416" calcext:value-type="float">
            <text:p>3.7757219093</text:p>
          </table:table-cell>
          <table:table-cell table:formula="of:=[.G25]/2" office:value-type="float" office:value="0.324908110272758" calcext:value-type="float">
            <text:p>0.3249081103</text:p>
          </table:table-cell>
          <table:table-cell table:formula="of:=AVERAGE([.G25:.H25])" office:value-type="float" office:value="1.3599398205064" calcext:value-type="float">
            <text:p>1.3599398205</text:p>
          </table:table-cell>
          <table:table-cell table:formula="of:=AVERAGE([.H25:.I25])" office:value-type="float" office:value="2.92289266486072" calcext:value-type="float">
            <text:p>2.9228926649</text:p>
          </table:table-cell>
          <table:table-cell table:formula="of:=2*PI()*(COS(3*PI()/8))" office:value-type="float" office:value="2.40447091953739" calcext:value-type="float">
            <text:p>2.4044709195</text:p>
          </table:table-cell>
          <table:table-cell table:formula="of:=2*PI()*(COS(PI()/4)-COS(3*PI()/8))" office:value-type="float" office:value="2.03841201862098" calcext:value-type="float">
            <text:p>2.0384120186</text:p>
          </table:table-cell>
          <table:table-cell table:formula="of:=2*PI()*(COS(PI()/12)-COS(PI()/4))" office:value-type="float" office:value="1.62620802140641" calcext:value-type="float">
            <text:p>1.6262080214</text:p>
          </table:table-cell>
          <table:table-cell table:formula="of:=2*PI()*(COS(0)-COS(PI()/12))" office:value-type="float" office:value="0.214094347614811" calcext:value-type="float">
            <text:p>0.2140943476</text:p>
          </table:table-cell>
          <table:table-cell table:formula="of:=[.M25]*[.J25]" office:value-type="float" office:value="0.781232102672693" calcext:value-type="float">
            <text:p>0.7812321027</text:p>
          </table:table-cell>
          <table:table-cell table:formula="of:=[.N25]*[.K25]" office:value-type="float" office:value="2.7721176747215" calcext:value-type="float">
            <text:p>2.7721176747</text:p>
          </table:table-cell>
          <table:table-cell table:formula="of:=[.O25]*[.L25]" office:value-type="float" office:value="4.75323149730645" calcext:value-type="float">
            <text:p>4.7532314973</text:p>
          </table:table-cell>
          <table:table-cell table:formula="of:=[.P25]*[.I25]" office:value-type="float" office:value="0.808360718936718" calcext:value-type="float">
            <text:p>0.8083607189</text:p>
          </table:table-cell>
          <table:table-cell table:formula="of:=SUM([.Q25:.T25])" office:value-type="float" office:value="9.11494199363736" calcext:value-type="float">
            <text:p>9.1149419936</text:p>
          </table:table-cell>
          <table:table-cell table:formula="of:=[.U25]/4/PI()" office:value-type="float" office:value="0.72534403714164" calcext:value-type="float">
            <text:p>0.7253440371</text:p>
          </table:table-cell>
          <table:table-cell table:style-name="ce1" table:formula="of:=[.V25]/[.V26]" office:value-type="percentage" office:value="0.605176845597282" calcext:value-type="percentage">
            <text:p>60.52%</text:p>
          </table:table-cell>
          <table:table-cell table:formula="of:=[.C25]" office:value-type="float" office:value="3.36" calcext:value-type="float">
            <text:p>3.36</text:p>
          </table:table-cell>
          <table:table-cell table:number-columns-repeated="3"/>
          <table:table-cell table:formula="of:=[.T5]/[.V25]" office:value-type="float" office:value="1.0060734156044" calcext:value-type="float">
            <text:p>1.0060734156</text:p>
          </table:table-cell>
        </table:table-row>
        <table:table-row table:style-name="ro1">
          <table:table-cell office:value-type="string" calcext:value-type="string">
            <text:p>Inv V refl perf</text:p>
          </table:table-cell>
          <table:table-cell office:value-type="float" office:value="0.54" calcext:value-type="float">
            <text:p>0.54</text:p>
          </table:table-cell>
          <table:table-cell office:value-type="float" office:value="5.92" calcext:value-type="float">
            <text:p>5.92</text:p>
          </table:table-cell>
          <table:table-cell office:value-type="float" office:value="0.48" calcext:value-type="float">
            <text:p>0.48</text:p>
          </table:table-cell>
          <table:table-cell office:value-type="float" office:value="4.95" calcext:value-type="float">
            <text:p>4.95</text:p>
          </table:table-cell>
          <table:table-cell office:value-type="float" office:value="7.75" calcext:value-type="float">
            <text:p>7.75</text:p>
          </table:table-cell>
          <table:table-cell table:formula="of:=AVERAGE(10^([Sheet1.B26]/10); 10^([Sheet1.D26]/10))" office:value-type="float" office:value="1.12463180550806" calcext:value-type="float">
            <text:p>1.1246318055</text:p>
          </table:table-cell>
          <table:table-cell table:formula="of:=AVERAGE(10^([Sheet1.C26]/10); 10^([Sheet1.E26]/10))" office:value-type="float" office:value="3.51724416252399" calcext:value-type="float">
            <text:p>3.5172441625</text:p>
          </table:table-cell>
          <table:table-cell table:formula="of:=10^([Sheet1.F26]/10)" office:value-type="float" office:value="5.9566214352901" calcext:value-type="float">
            <text:p>5.9566214353</text:p>
          </table:table-cell>
          <table:table-cell table:formula="of:=[.G26]/2" office:value-type="float" office:value="0.56231590275403" calcext:value-type="float">
            <text:p>0.5623159028</text:p>
          </table:table-cell>
          <table:table-cell table:formula="of:=AVERAGE([.G26:.H26])" office:value-type="float" office:value="2.32093798401602" calcext:value-type="float">
            <text:p>2.320937984</text:p>
          </table:table-cell>
          <table:table-cell table:formula="of:=AVERAGE([.H26:.I26])" office:value-type="float" office:value="4.73693279890705" calcext:value-type="float">
            <text:p>4.7369327989</text:p>
          </table:table-cell>
          <table:table-cell table:formula="of:=2*PI()*(COS(3*PI()/8))" office:value-type="float" office:value="2.40447091953739" calcext:value-type="float">
            <text:p>2.4044709195</text:p>
          </table:table-cell>
          <table:table-cell table:formula="of:=2*PI()*(COS(PI()/4)-COS(3*PI()/8))" office:value-type="float" office:value="2.03841201862098" calcext:value-type="float">
            <text:p>2.0384120186</text:p>
          </table:table-cell>
          <table:table-cell table:formula="of:=2*PI()*(COS(PI()/12)-COS(PI()/4))" office:value-type="float" office:value="1.62620802140641" calcext:value-type="float">
            <text:p>1.6262080214</text:p>
          </table:table-cell>
          <table:table-cell table:formula="of:=2*PI()*(COS(0)-COS(PI()/12))" office:value-type="float" office:value="0.214094347614811" calcext:value-type="float">
            <text:p>0.2140943476</text:p>
          </table:table-cell>
          <table:table-cell table:formula="of:=[.M26]*[.J26]" office:value-type="float" office:value="1.35207223576548" calcext:value-type="float">
            <text:p>1.3520722358</text:p>
          </table:table-cell>
          <table:table-cell table:formula="of:=[.N26]*[.K26]" office:value-type="float" office:value="4.73102788109221" calcext:value-type="float">
            <text:p>4.7310278811</text:p>
          </table:table-cell>
          <table:table-cell table:formula="of:=[.O26]*[.L26]" office:value-type="float" office:value="7.70323811444575" calcext:value-type="float">
            <text:p>7.7032381144</text:p>
          </table:table-cell>
          <table:table-cell table:formula="of:=[.P26]*[.I26]" office:value-type="float" office:value="1.27527898017683" calcext:value-type="float">
            <text:p>1.2752789802</text:p>
          </table:table-cell>
          <table:table-cell table:formula="of:=SUM([.Q26:.T26])" office:value-type="float" office:value="15.0616172114803" calcext:value-type="float">
            <text:p>15.0616172115</text:p>
          </table:table-cell>
          <table:table-cell table:formula="of:=[.U26]/4/PI()" office:value-type="float" office:value="1.19856541508253" calcext:value-type="float">
            <text:p>1.1985654151</text:p>
          </table:table-cell>
          <table:table-cell table:style-name="ce1"/>
          <table:table-cell table:formula="of:=[.C26]" office:value-type="float" office:value="5.92" calcext:value-type="float">
            <text:p>5.92</text:p>
          </table:table-cell>
          <table:table-cell office:value-type="string" calcext:value-type="string">
            <text:p>Should be 1</text:p>
          </table:table-cell>
          <table:table-cell table:number-columns-repeated="2"/>
          <table:table-cell table:formula="of:=[.T6]/[.V26]" office:value-type="float" office:value="1.00117301506096" calcext:value-type="float">
            <text:p>1.0011730151</text:p>
          </table:table-cell>
        </table:table-row>
        <table:table-row table:style-name="ro1">
          <table:table-cell office:value-type="string" calcext:value-type="string">
            <text:p>Inv V no r typ</text:p>
          </table:table-cell>
          <table:table-cell office:value-type="float" office:value="-2.33" calcext:value-type="float">
            <text:p>-2.33</text:p>
          </table:table-cell>
          <table:table-cell office:value-type="float" office:value="2.2" calcext:value-type="float">
            <text:p>2.2</text:p>
          </table:table-cell>
          <table:table-cell office:value-type="float" office:value="-4.59" calcext:value-type="float">
            <text:p>-4.59</text:p>
          </table:table-cell>
          <table:table-cell office:value-type="float" office:value="0.2" calcext:value-type="float">
            <text:p>0.2</text:p>
          </table:table-cell>
          <table:table-cell office:value-type="float" office:value="4.61" calcext:value-type="float">
            <text:p>4.61</text:p>
          </table:table-cell>
          <table:table-cell table:formula="of:=AVERAGE(10^([Sheet1.B27]/10); 10^([Sheet1.D27]/10))" office:value-type="float" office:value="0.466163122793843" calcext:value-type="float">
            <text:p>0.4661631228</text:p>
          </table:table-cell>
          <table:table-cell table:formula="of:=AVERAGE(10^([Sheet1.C27]/10); 10^([Sheet1.E27]/10))" office:value-type="float" office:value="1.35335772774423" calcext:value-type="float">
            <text:p>1.3533577277</text:p>
          </table:table-cell>
          <table:table-cell table:formula="of:=10^([Sheet1.F27]/10)" office:value-type="float" office:value="2.89067988236548" calcext:value-type="float">
            <text:p>2.8906798824</text:p>
          </table:table-cell>
          <table:table-cell table:formula="of:=[.G27]/2" office:value-type="float" office:value="0.233081561396922" calcext:value-type="float">
            <text:p>0.2330815614</text:p>
          </table:table-cell>
          <table:table-cell table:formula="of:=AVERAGE([.G27:.H27])" office:value-type="float" office:value="0.909760425269037" calcext:value-type="float">
            <text:p>0.9097604253</text:p>
          </table:table-cell>
          <table:table-cell table:formula="of:=AVERAGE([.H27:.I27])" office:value-type="float" office:value="2.12201880505485" calcext:value-type="float">
            <text:p>2.1220188051</text:p>
          </table:table-cell>
          <table:table-cell table:formula="of:=2*PI()*(COS(3*PI()/8))" office:value-type="float" office:value="2.40447091953739" calcext:value-type="float">
            <text:p>2.4044709195</text:p>
          </table:table-cell>
          <table:table-cell table:formula="of:=2*PI()*(COS(PI()/4)-COS(3*PI()/8))" office:value-type="float" office:value="2.03841201862098" calcext:value-type="float">
            <text:p>2.0384120186</text:p>
          </table:table-cell>
          <table:table-cell table:formula="of:=2*PI()*(COS(PI()/12)-COS(PI()/4))" office:value-type="float" office:value="1.62620802140641" calcext:value-type="float">
            <text:p>1.6262080214</text:p>
          </table:table-cell>
          <table:table-cell table:formula="of:=2*PI()*(COS(0)-COS(PI()/12))" office:value-type="float" office:value="0.214094347614811" calcext:value-type="float">
            <text:p>0.2140943476</text:p>
          </table:table-cell>
          <table:table-cell table:formula="of:=[.M27]*[.J27]" office:value-type="float" office:value="0.560437836259266" calcext:value-type="float">
            <text:p>0.5604378363</text:p>
          </table:table-cell>
          <table:table-cell table:formula="of:=[.N27]*[.K27]" office:value-type="float" office:value="1.85446658493414" calcext:value-type="float">
            <text:p>1.8544665849</text:p>
          </table:table-cell>
          <table:table-cell table:formula="of:=[.O27]*[.L27]" office:value-type="float" office:value="3.45084400235544" calcext:value-type="float">
            <text:p>3.4508440024</text:p>
          </table:table-cell>
          <table:table-cell table:formula="of:=[.P27]*[.I27]" office:value-type="float" office:value="0.618878223578295" calcext:value-type="float">
            <text:p>0.6188782236</text:p>
          </table:table-cell>
          <table:table-cell table:formula="of:=SUM([.Q27:.T27])" office:value-type="float" office:value="6.48462664712714" calcext:value-type="float">
            <text:p>6.4846266471</text:p>
          </table:table-cell>
          <table:table-cell table:formula="of:=[.U27]/4/PI()" office:value-type="float" office:value="0.516030192497854" calcext:value-type="float">
            <text:p>0.5160301925</text:p>
          </table:table-cell>
          <table:table-cell table:style-name="ce1" table:formula="of:=[.V27]/[.V26]" office:value-type="percentage" office:value="0.430539865412622" calcext:value-type="percentage">
            <text:p>43.05%</text:p>
          </table:table-cell>
          <table:table-cell table:formula="of:=[.C27]" office:value-type="float" office:value="2.2" calcext:value-type="float">
            <text:p>2.2</text:p>
          </table:table-cell>
          <table:table-cell table:number-columns-repeated="3"/>
          <table:table-cell table:formula="of:=[.T7]/[.V27]" office:value-type="float" office:value="1.02330130586818" calcext:value-type="float">
            <text:p>1.0233013059</text:p>
          </table:table-cell>
        </table:table-row>
        <table:table-row table:style-name="ro1">
          <table:table-cell office:value-type="string" calcext:value-type="string">
            <text:p>Isotropic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10^([Sheet1.B28]/10); 10^([Sheet1.D28]/10))" office:value-type="float" office:value="1" calcext:value-type="float">
            <text:p>1</text:p>
          </table:table-cell>
          <table:table-cell table:formula="of:=AVERAGE(10^([Sheet1.C28]/10); 10^([Sheet1.E28]/10))" office:value-type="float" office:value="1" calcext:value-type="float">
            <text:p>1</text:p>
          </table:table-cell>
          <table:table-cell table:formula="of:=10^([Sheet1.F28]/10)" office:value-type="float" office:value="1" calcext:value-type="float">
            <text:p>1</text:p>
          </table:table-cell>
          <table:table-cell table:formula="of:=[.G28]/2" office:value-type="float" office:value="0.5" calcext:value-type="float">
            <text:p>0.5</text:p>
          </table:table-cell>
          <table:table-cell table:formula="of:=AVERAGE([.G28:.H28])" office:value-type="float" office:value="1" calcext:value-type="float">
            <text:p>1</text:p>
          </table:table-cell>
          <table:table-cell table:formula="of:=AVERAGE([.H28:.I28])" office:value-type="float" office:value="1" calcext:value-type="float">
            <text:p>1</text:p>
          </table:table-cell>
          <table:table-cell table:formula="of:=2*PI()*(COS(3*PI()/8))" office:value-type="float" office:value="2.40447091953739" calcext:value-type="float">
            <text:p>2.4044709195</text:p>
          </table:table-cell>
          <table:table-cell table:formula="of:=2*PI()*(COS(PI()/4)-COS(3*PI()/8))" office:value-type="float" office:value="2.03841201862098" calcext:value-type="float">
            <text:p>2.0384120186</text:p>
          </table:table-cell>
          <table:table-cell table:formula="of:=2*PI()*(COS(PI()/12)-COS(PI()/4))" office:value-type="float" office:value="1.62620802140641" calcext:value-type="float">
            <text:p>1.6262080214</text:p>
          </table:table-cell>
          <table:table-cell table:formula="of:=2*PI()*(COS(0)-COS(PI()/12))" office:value-type="float" office:value="0.214094347614811" calcext:value-type="float">
            <text:p>0.2140943476</text:p>
          </table:table-cell>
          <table:table-cell table:formula="of:=[.M28]*[.J28]" office:value-type="float" office:value="1.20223545976869" calcext:value-type="float">
            <text:p>1.2022354598</text:p>
          </table:table-cell>
          <table:table-cell table:formula="of:=[.N28]*[.K28]" office:value-type="float" office:value="2.03841201862098" calcext:value-type="float">
            <text:p>2.0384120186</text:p>
          </table:table-cell>
          <table:table-cell table:formula="of:=[.O28]*[.L28]" office:value-type="float" office:value="1.62620802140641" calcext:value-type="float">
            <text:p>1.6262080214</text:p>
          </table:table-cell>
          <table:table-cell table:formula="of:=[.P28]*[.I28]" office:value-type="float" office:value="0.214094347614811" calcext:value-type="float">
            <text:p>0.2140943476</text:p>
          </table:table-cell>
          <table:table-cell table:formula="of:=SUM([.Q28:.T28])" office:value-type="float" office:value="5.08094984741089" calcext:value-type="float">
            <text:p>5.0809498474</text:p>
          </table:table-cell>
          <table:table-cell table:formula="of:=[.U28]/4/PI()" office:value-type="float" office:value="0.404329141908727" calcext:value-type="float">
            <text:p>0.4043291419</text:p>
          </table:table-cell>
          <table:table-cell table:style-name="ce1"/>
          <table:table-cell table:formula="of:=[.C28]" office:value-type="float" office:value="0" calcext:value-type="float">
            <text:p>0</text:p>
          </table:table-cell>
          <table:table-cell office:value-type="string" calcext:value-type="string">
            <text:p>Should be 0.5,but assumes 0 at horizon</text:p>
          </table:table-cell>
          <table:table-cell table:number-columns-repeated="2"/>
          <table:table-cell table:formula="of:=[.T8]/[.V28]" office:value-type="float" office:value="1.07286895622112" calcext:value-type="float">
            <text:p>1.0728689562</text:p>
          </table:table-cell>
        </table:table-row>
        <table:table-row table:style-name="ro1">
          <table:table-cell office:value-type="string" calcext:value-type="string">
            <text:p>Loop 43 perf</text:p>
          </table:table-cell>
          <table:table-cell office:value-type="float" office:value="-15.81" calcext:value-type="float">
            <text:p>-15.81</text:p>
          </table:table-cell>
          <table:table-cell office:value-type="float" office:value="-8.86" calcext:value-type="float">
            <text:p>-8.86</text:p>
          </table:table-cell>
          <table:table-cell office:value-type="float" office:value="-6.25" calcext:value-type="float">
            <text:p>-6.25</text:p>
          </table:table-cell>
          <table:table-cell office:value-type="float" office:value="-6.43" calcext:value-type="float">
            <text:p>-6.43</text:p>
          </table:table-cell>
          <table:table-cell office:value-type="float" office:value="-6.59" calcext:value-type="float">
            <text:p>-6.59</text:p>
          </table:table-cell>
          <table:table-cell table:formula="of:=AVERAGE(10^([Sheet1.B29]/10); 10^([Sheet1.D29]/10))" office:value-type="float" office:value="0.131689778000005" calcext:value-type="float">
            <text:p>0.131689778</text:p>
          </table:table-cell>
          <table:table-cell table:formula="of:=AVERAGE(10^([Sheet1.C29]/10); 10^([Sheet1.E29]/10))" office:value-type="float" office:value="0.178763350440268" calcext:value-type="float">
            <text:p>0.1787633504</text:p>
          </table:table-cell>
          <table:table-cell table:formula="of:=10^([Sheet1.F29]/10)" office:value-type="float" office:value="0.219280493535045" calcext:value-type="float">
            <text:p>0.2192804935</text:p>
          </table:table-cell>
          <table:table-cell table:formula="of:=[.G29]/2" office:value-type="float" office:value="0.0658448890000025" calcext:value-type="float">
            <text:p>0.065844889</text:p>
          </table:table-cell>
          <table:table-cell table:formula="of:=AVERAGE([.G29:.H29])" office:value-type="float" office:value="0.155226564220137" calcext:value-type="float">
            <text:p>0.1552265642</text:p>
          </table:table-cell>
          <table:table-cell table:formula="of:=AVERAGE([.H29:.I29])" office:value-type="float" office:value="0.199021921987656" calcext:value-type="float">
            <text:p>0.199021922</text:p>
          </table:table-cell>
          <table:table-cell table:formula="of:=2*PI()*(COS(3*PI()/8))" office:value-type="float" office:value="2.40447091953739" calcext:value-type="float">
            <text:p>2.4044709195</text:p>
          </table:table-cell>
          <table:table-cell table:formula="of:=2*PI()*(COS(PI()/4)-COS(3*PI()/8))" office:value-type="float" office:value="2.03841201862098" calcext:value-type="float">
            <text:p>2.0384120186</text:p>
          </table:table-cell>
          <table:table-cell table:formula="of:=2*PI()*(COS(PI()/12)-COS(PI()/4))" office:value-type="float" office:value="1.62620802140641" calcext:value-type="float">
            <text:p>1.6262080214</text:p>
          </table:table-cell>
          <table:table-cell table:formula="of:=2*PI()*(COS(0)-COS(PI()/12))" office:value-type="float" office:value="0.214094347614811" calcext:value-type="float">
            <text:p>0.2140943476</text:p>
          </table:table-cell>
          <table:table-cell table:formula="of:=[.M29]*[.J29]" office:value-type="float" office:value="0.158322120800673" calcext:value-type="float">
            <text:p>0.1583221208</text:p>
          </table:table-cell>
          <table:table-cell table:formula="of:=[.N29]*[.K29]" office:value-type="float" office:value="0.316415694115568" calcext:value-type="float">
            <text:p>0.3164156941</text:p>
          </table:table-cell>
          <table:table-cell table:formula="of:=[.O29]*[.L29]" office:value-type="float" office:value="0.323651045972047" calcext:value-type="float">
            <text:p>0.323651046</text:p>
          </table:table-cell>
          <table:table-cell table:formula="of:=[.P29]*[.I29]" office:value-type="float" office:value="0.0469467142080392" calcext:value-type="float">
            <text:p>0.0469467142</text:p>
          </table:table-cell>
          <table:table-cell table:formula="of:=SUM([.Q29:.T29])" office:value-type="float" office:value="0.845335575096327" calcext:value-type="float">
            <text:p>0.8453355751</text:p>
          </table:table-cell>
          <table:table-cell table:formula="of:=[.U29]/4/PI()" office:value-type="float" office:value="0.0672696676740053" calcext:value-type="float">
            <text:p>0.0672696677</text:p>
          </table:table-cell>
          <table:table-cell table:style-name="ce1" table:formula="of:=[.V29]/[.V31]" office:value-type="percentage" office:value="0.0749588882500647" calcext:value-type="percentage">
            <text:p>7.50%</text:p>
          </table:table-cell>
          <table:table-cell table:formula="of:=[.C29]" office:value-type="float" office:value="-8.86" calcext:value-type="float">
            <text:p>-8.86</text:p>
          </table:table-cell>
          <table:table-cell table:number-columns-repeated="3"/>
          <table:table-cell table:formula="of:=[.T9]/[.V29]" office:value-type="float" office:value="1.04663206825787" calcext:value-type="float">
            <text:p>1.0466320683</text:p>
          </table:table-cell>
        </table:table-row>
        <table:table-row table:style-name="ro1">
          <table:table-cell office:value-type="string" calcext:value-type="string">
            <text:p>Loop 43 typ</text:p>
          </table:table-cell>
          <table:table-cell office:value-type="float" office:value="-17.84" calcext:value-type="float">
            <text:p>-17.84</text:p>
          </table:table-cell>
          <table:table-cell office:value-type="float" office:value="-11.68" calcext:value-type="float">
            <text:p>-11.68</text:p>
          </table:table-cell>
          <table:table-cell office:value-type="float" office:value="-12.1" calcext:value-type="float">
            <text:p>-12.1</text:p>
          </table:table-cell>
          <table:table-cell office:value-type="float" office:value="-10.12" calcext:value-type="float">
            <text:p>-10.12</text:p>
          </table:table-cell>
          <table:table-cell office:value-type="float" office:value="-9.82" calcext:value-type="float">
            <text:p>-9.82</text:p>
          </table:table-cell>
          <table:table-cell table:formula="of:=AVERAGE(10^([Sheet1.B30]/10); 10^([Sheet1.D30]/10))" office:value-type="float" office:value="0.0390516087091488" calcext:value-type="float">
            <text:p>0.0390516087</text:p>
          </table:table-cell>
          <table:table-cell table:formula="of:=AVERAGE(10^([Sheet1.C30]/10); 10^([Sheet1.E30]/10))" office:value-type="float" office:value="0.0825975428197075" calcext:value-type="float">
            <text:p>0.0825975428</text:p>
          </table:table-cell>
          <table:table-cell table:formula="of:=10^([Sheet1.F30]/10)" office:value-type="float" office:value="0.10423174293933" calcext:value-type="float">
            <text:p>0.1042317429</text:p>
          </table:table-cell>
          <table:table-cell table:formula="of:=[.G30]/2" office:value-type="float" office:value="0.0195258043545744" calcext:value-type="float">
            <text:p>0.0195258044</text:p>
          </table:table-cell>
          <table:table-cell table:formula="of:=AVERAGE([.G30:.H30])" office:value-type="float" office:value="0.0608245757644281" calcext:value-type="float">
            <text:p>0.0608245758</text:p>
          </table:table-cell>
          <table:table-cell table:formula="of:=AVERAGE([.H30:.I30])" office:value-type="float" office:value="0.093414642879519" calcext:value-type="float">
            <text:p>0.0934146429</text:p>
          </table:table-cell>
          <table:table-cell table:formula="of:=2*PI()*(COS(3*PI()/8))" office:value-type="float" office:value="2.40447091953739" calcext:value-type="float">
            <text:p>2.4044709195</text:p>
          </table:table-cell>
          <table:table-cell table:formula="of:=2*PI()*(COS(PI()/4)-COS(3*PI()/8))" office:value-type="float" office:value="2.03841201862098" calcext:value-type="float">
            <text:p>2.0384120186</text:p>
          </table:table-cell>
          <table:table-cell table:formula="of:=2*PI()*(COS(PI()/12)-COS(PI()/4))" office:value-type="float" office:value="1.62620802140641" calcext:value-type="float">
            <text:p>1.6262080214</text:p>
          </table:table-cell>
          <table:table-cell table:formula="of:=2*PI()*(COS(0)-COS(PI()/12))" office:value-type="float" office:value="0.214094347614811" calcext:value-type="float">
            <text:p>0.2140943476</text:p>
          </table:table-cell>
          <table:table-cell table:formula="of:=[.M30]*[.J30]" office:value-type="float" office:value="0.0469492287511506" calcext:value-type="float">
            <text:p>0.0469492288</text:p>
          </table:table-cell>
          <table:table-cell table:formula="of:=[.N30]*[.K30]" office:value-type="float" office:value="0.123985546265733" calcext:value-type="float">
            <text:p>0.1239855463</text:p>
          </table:table-cell>
          <table:table-cell table:formula="of:=[.O30]*[.L30]" office:value-type="float" office:value="0.151911641567489" calcext:value-type="float">
            <text:p>0.1519116416</text:p>
          </table:table-cell>
          <table:table-cell table:formula="of:=[.P30]*[.I30]" office:value-type="float" office:value="0.0223154270053506" calcext:value-type="float">
            <text:p>0.022315427</text:p>
          </table:table-cell>
          <table:table-cell table:formula="of:=SUM([.Q30:.T30])" office:value-type="float" office:value="0.345161843589723" calcext:value-type="float">
            <text:p>0.3451618436</text:p>
          </table:table-cell>
          <table:table-cell table:formula="of:=[.U30]/4/PI()" office:value-type="float" office:value="0.027467106787008" calcext:value-type="float">
            <text:p>0.0274671068</text:p>
          </table:table-cell>
          <table:table-cell table:style-name="ce1" table:formula="of:=[.V30]/[.V31]" office:value-type="percentage" office:value="0.0306067185908745" calcext:value-type="percentage">
            <text:p>3.06%</text:p>
          </table:table-cell>
          <table:table-cell table:formula="of:=[.C30]" office:value-type="float" office:value="-11.68" calcext:value-type="float">
            <text:p>-11.68</text:p>
          </table:table-cell>
          <table:table-cell table:number-columns-repeated="3"/>
          <table:table-cell table:formula="of:=[.T10]/[.V30]" office:value-type="float" office:value="1.00769659675563" calcext:value-type="float">
            <text:p>1.0076965968</text:p>
          </table:table-cell>
        </table:table-row>
        <table:table-row table:style-name="ro1">
          <table:table-cell office:value-type="string" calcext:value-type="string">
            <text:p>Loop 43 perf no load</text:p>
          </table:table-cell>
          <table:table-cell office:value-type="float" office:value="-4.57" calcext:value-type="float">
            <text:p>-4.57</text:p>
          </table:table-cell>
          <table:table-cell office:value-type="float" office:value="2.38" calcext:value-type="float">
            <text:p>2.38</text:p>
          </table:table-cell>
          <table:table-cell office:value-type="float" office:value="4.98" calcext:value-type="float">
            <text:p>4.98</text:p>
          </table:table-cell>
          <table:table-cell office:value-type="float" office:value="4.87" calcext:value-type="float">
            <text:p>4.87</text:p>
          </table:table-cell>
          <table:table-cell office:value-type="float" office:value="4.65" calcext:value-type="float">
            <text:p>4.65</text:p>
          </table:table-cell>
          <table:table-cell table:formula="of:=AVERAGE(10^([Sheet1.B31]/10); 10^([Sheet1.D31]/10))" office:value-type="float" office:value="1.74844431478995" calcext:value-type="float">
            <text:p>1.7484443148</text:p>
          </table:table-cell>
          <table:table-cell table:formula="of:=AVERAGE(10^([Sheet1.C31]/10); 10^([Sheet1.E31]/10))" office:value-type="float" office:value="2.39941917380313" calcext:value-type="float">
            <text:p>2.3994191738</text:p>
          </table:table-cell>
          <table:table-cell table:formula="of:=10^([Sheet1.F31]/10)" office:value-type="float" office:value="2.91742701400117" calcext:value-type="float">
            <text:p>2.917427014</text:p>
          </table:table-cell>
          <table:table-cell table:formula="of:=[.G31]/2" office:value-type="float" office:value="0.874222157394975" calcext:value-type="float">
            <text:p>0.8742221574</text:p>
          </table:table-cell>
          <table:table-cell table:formula="of:=AVERAGE([.G31:.H31])" office:value-type="float" office:value="2.07393174429654" calcext:value-type="float">
            <text:p>2.0739317443</text:p>
          </table:table-cell>
          <table:table-cell table:formula="of:=AVERAGE([.H31:.I31])" office:value-type="float" office:value="2.65842309390215" calcext:value-type="float">
            <text:p>2.6584230939</text:p>
          </table:table-cell>
          <table:table-cell table:formula="of:=2*PI()*(COS(3*PI()/8))" office:value-type="float" office:value="2.40447091953739" calcext:value-type="float">
            <text:p>2.4044709195</text:p>
          </table:table-cell>
          <table:table-cell table:formula="of:=2*PI()*(COS(PI()/4)-COS(3*PI()/8))" office:value-type="float" office:value="2.03841201862098" calcext:value-type="float">
            <text:p>2.0384120186</text:p>
          </table:table-cell>
          <table:table-cell table:formula="of:=2*PI()*(COS(PI()/12)-COS(PI()/4))" office:value-type="float" office:value="1.62620802140641" calcext:value-type="float">
            <text:p>1.6262080214</text:p>
          </table:table-cell>
          <table:table-cell table:formula="of:=2*PI()*(COS(0)-COS(PI()/12))" office:value-type="float" office:value="0.214094347614811" calcext:value-type="float">
            <text:p>0.2140943476</text:p>
          </table:table-cell>
          <table:table-cell table:formula="of:=[.M31]*[.J31]" office:value-type="float" office:value="2.10204175467145" calcext:value-type="float">
            <text:p>2.1020417547</text:p>
          </table:table-cell>
          <table:table-cell table:formula="of:=[.N31]*[.K31]" office:value-type="float" office:value="4.22752739337364" calcext:value-type="float">
            <text:p>4.2275273934</text:p>
          </table:table-cell>
          <table:table-cell table:formula="of:=[.O31]*[.L31]" office:value-type="float" office:value="4.32314895959572" calcext:value-type="float">
            <text:p>4.3231489596</text:p>
          </table:table-cell>
          <table:table-cell table:formula="of:=[.P31]*[.I31]" office:value-type="float" office:value="0.624604633276406" calcext:value-type="float">
            <text:p>0.6246046333</text:p>
          </table:table-cell>
          <table:table-cell table:formula="of:=SUM([.Q31:.T31])" office:value-type="float" office:value="11.2773227409172" calcext:value-type="float">
            <text:p>11.2773227409</text:p>
          </table:table-cell>
          <table:table-cell table:formula="of:=[.U31]/4/PI()" office:value-type="float" office:value="0.897420829529808" calcext:value-type="float">
            <text:p>0.8974208295</text:p>
          </table:table-cell>
          <table:table-cell table:style-name="ce1"/>
          <table:table-cell table:formula="of:=[.C31]" office:value-type="float" office:value="2.38" calcext:value-type="float">
            <text:p>2.38</text:p>
          </table:table-cell>
          <table:table-cell office:value-type="string" calcext:value-type="string">
            <text:p>Should be 1</text:p>
          </table:table-cell>
          <table:table-cell table:number-columns-repeated="2"/>
          <table:table-cell table:formula="of:=[.T11]/[.V31]" office:value-type="float" office:value="1.04520365720276" calcext:value-type="float">
            <text:p>1.0452036572</text:p>
          </table:table-cell>
        </table:table-row>
        <table:table-row table:style-name="ro1">
          <table:table-cell office:value-type="string" calcext:value-type="string">
            <text:p>Loop 83 perf</text:p>
          </table:table-cell>
          <table:table-cell office:value-type="float" office:value="-15.93" calcext:value-type="float">
            <text:p>-15.93</text:p>
          </table:table-cell>
          <table:table-cell office:value-type="float" office:value="-9.03" calcext:value-type="float">
            <text:p>-9.03</text:p>
          </table:table-cell>
          <table:table-cell office:value-type="float" office:value="-6.29" calcext:value-type="float">
            <text:p>-6.29</text:p>
          </table:table-cell>
          <table:table-cell office:value-type="float" office:value="-6.56" calcext:value-type="float">
            <text:p>-6.56</text:p>
          </table:table-cell>
          <table:table-cell office:value-type="float" office:value="-6.8" calcext:value-type="float">
            <text:p>-6.8</text:p>
          </table:table-cell>
          <table:table-cell table:formula="of:=AVERAGE(10^([Sheet1.B32]/10); 10^([Sheet1.D32]/10))" office:value-type="float" office:value="0.130245147555722" calcext:value-type="float">
            <text:p>0.1302451476</text:p>
          </table:table-cell>
          <table:table-cell table:formula="of:=AVERAGE(10^([Sheet1.C32]/10); 10^([Sheet1.E32]/10))" office:value-type="float" office:value="0.172913188161831" calcext:value-type="float">
            <text:p>0.1729131882</text:p>
          </table:table-cell>
          <table:table-cell table:formula="of:=10^([Sheet1.F32]/10)" office:value-type="float" office:value="0.208929613085404" calcext:value-type="float">
            <text:p>0.2089296131</text:p>
          </table:table-cell>
          <table:table-cell table:formula="of:=[.G32]/2" office:value-type="float" office:value="0.0651225737778608" calcext:value-type="float">
            <text:p>0.0651225738</text:p>
          </table:table-cell>
          <table:table-cell table:formula="of:=AVERAGE([.G32:.H32])" office:value-type="float" office:value="0.151579167858776" calcext:value-type="float">
            <text:p>0.1515791679</text:p>
          </table:table-cell>
          <table:table-cell table:formula="of:=AVERAGE([.H32:.I32])" office:value-type="float" office:value="0.190921400623618" calcext:value-type="float">
            <text:p>0.1909214006</text:p>
          </table:table-cell>
          <table:table-cell table:formula="of:=2*PI()*(COS(3*PI()/8))" office:value-type="float" office:value="2.40447091953739" calcext:value-type="float">
            <text:p>2.4044709195</text:p>
          </table:table-cell>
          <table:table-cell table:formula="of:=2*PI()*(COS(PI()/4)-COS(3*PI()/8))" office:value-type="float" office:value="2.03841201862098" calcext:value-type="float">
            <text:p>2.0384120186</text:p>
          </table:table-cell>
          <table:table-cell table:formula="of:=2*PI()*(COS(PI()/12)-COS(PI()/4))" office:value-type="float" office:value="1.62620802140641" calcext:value-type="float">
            <text:p>1.6262080214</text:p>
          </table:table-cell>
          <table:table-cell table:formula="of:=2*PI()*(COS(0)-COS(PI()/12))" office:value-type="float" office:value="0.214094347614811" calcext:value-type="float">
            <text:p>0.2140943476</text:p>
          </table:table-cell>
          <table:table-cell table:formula="of:=[.M32]*[.J32]" office:value-type="float" office:value="0.156585334854294" calcext:value-type="float">
            <text:p>0.1565853349</text:p>
          </table:table-cell>
          <table:table-cell table:formula="of:=[.N32]*[.K32]" office:value-type="float" office:value="0.308980797535897" calcext:value-type="float">
            <text:p>0.3089807975</text:p>
          </table:table-cell>
          <table:table-cell table:formula="of:=[.O32]*[.L32]" office:value-type="float" office:value="0.310477913152273" calcext:value-type="float">
            <text:p>0.3104779132</text:p>
          </table:table-cell>
          <table:table-cell table:formula="of:=[.P32]*[.I32]" office:value-type="float" office:value="0.0447306492109344" calcext:value-type="float">
            <text:p>0.0447306492</text:p>
          </table:table-cell>
          <table:table-cell table:formula="of:=SUM([.Q32:.T32])" office:value-type="float" office:value="0.820774694753399" calcext:value-type="float">
            <text:p>0.8207746948</text:p>
          </table:table-cell>
          <table:table-cell table:formula="of:=[.U32]/4/PI()" office:value-type="float" office:value="0.0653151749173725" calcext:value-type="float">
            <text:p>0.0653151749</text:p>
          </table:table-cell>
          <table:table-cell table:style-name="ce1" table:formula="of:=[.V32]/[.V34]" office:value-type="percentage" office:value="0.0730910465380841" calcext:value-type="percentage">
            <text:p>7.31%</text:p>
          </table:table-cell>
          <table:table-cell table:formula="of:=[.C32]" office:value-type="float" office:value="-9.03" calcext:value-type="float">
            <text:p>-9.03</text:p>
          </table:table-cell>
          <table:table-cell table:number-columns-repeated="3"/>
          <table:table-cell table:formula="of:=[.T12]/[.V32]" office:value-type="float" office:value="1.04826809916672" calcext:value-type="float">
            <text:p>1.0482680992</text:p>
          </table:table-cell>
        </table:table-row>
        <table:table-row table:style-name="ro1">
          <table:table-cell office:value-type="string" calcext:value-type="string">
            <text:p>Loop 83 typ</text:p>
          </table:table-cell>
          <table:table-cell office:value-type="float" office:value="-17.31" calcext:value-type="float">
            <text:p>-17.31</text:p>
          </table:table-cell>
          <table:table-cell office:value-type="float" office:value="-11.21" calcext:value-type="float">
            <text:p>-11.21</text:p>
          </table:table-cell>
          <table:table-cell office:value-type="float" office:value="-11.51" calcext:value-type="float">
            <text:p>-11.51</text:p>
          </table:table-cell>
          <table:table-cell office:value-type="float" office:value="-9.89" calcext:value-type="float">
            <text:p>-9.89</text:p>
          </table:table-cell>
          <table:table-cell office:value-type="float" office:value="-9.41" calcext:value-type="float">
            <text:p>-9.41</text:p>
          </table:table-cell>
          <table:table-cell table:formula="of:=AVERAGE(10^([Sheet1.B33]/10); 10^([Sheet1.D33]/10))" office:value-type="float" office:value="0.0446048999886066" calcext:value-type="float">
            <text:p>0.0446049</text:p>
          </table:table-cell>
          <table:table-cell table:formula="of:=AVERAGE(10^([Sheet1.C33]/10); 10^([Sheet1.E33]/10))" office:value-type="float" office:value="0.0891242410636191" calcext:value-type="float">
            <text:p>0.0891242411</text:p>
          </table:table-cell>
          <table:table-cell table:formula="of:=10^([Sheet1.F33]/10)" office:value-type="float" office:value="0.114551294144554" calcext:value-type="float">
            <text:p>0.1145512941</text:p>
          </table:table-cell>
          <table:table-cell table:formula="of:=[.G33]/2" office:value-type="float" office:value="0.0223024499943033" calcext:value-type="float">
            <text:p>0.02230245</text:p>
          </table:table-cell>
          <table:table-cell table:formula="of:=AVERAGE([.G33:.H33])" office:value-type="float" office:value="0.0668645705261128" calcext:value-type="float">
            <text:p>0.0668645705</text:p>
          </table:table-cell>
          <table:table-cell table:formula="of:=AVERAGE([.H33:.I33])" office:value-type="float" office:value="0.101837767604086" calcext:value-type="float">
            <text:p>0.1018377676</text:p>
          </table:table-cell>
          <table:table-cell table:formula="of:=2*PI()*(COS(3*PI()/8))" office:value-type="float" office:value="2.40447091953739" calcext:value-type="float">
            <text:p>2.4044709195</text:p>
          </table:table-cell>
          <table:table-cell table:formula="of:=2*PI()*(COS(PI()/4)-COS(3*PI()/8))" office:value-type="float" office:value="2.03841201862098" calcext:value-type="float">
            <text:p>2.0384120186</text:p>
          </table:table-cell>
          <table:table-cell table:formula="of:=2*PI()*(COS(PI()/12)-COS(PI()/4))" office:value-type="float" office:value="1.62620802140641" calcext:value-type="float">
            <text:p>1.6262080214</text:p>
          </table:table-cell>
          <table:table-cell table:formula="of:=2*PI()*(COS(0)-COS(PI()/12))" office:value-type="float" office:value="0.214094347614811" calcext:value-type="float">
            <text:p>0.2140943476</text:p>
          </table:table-cell>
          <table:table-cell table:formula="of:=[.M33]*[.J33]" office:value-type="float" office:value="0.053625592445739" calcext:value-type="float">
            <text:p>0.0536255924</text:p>
          </table:table-cell>
          <table:table-cell table:formula="of:=[.N33]*[.K33]" office:value-type="float" office:value="0.136297544180359" calcext:value-type="float">
            <text:p>0.1362975442</text:p>
          </table:table-cell>
          <table:table-cell table:formula="of:=[.O33]*[.L33]" office:value-type="float" office:value="0.165609394559887" calcext:value-type="float">
            <text:p>0.1656093946</text:p>
          </table:table-cell>
          <table:table-cell table:formula="of:=[.P33]*[.I33]" office:value-type="float" office:value="0.0245247845883105" calcext:value-type="float">
            <text:p>0.0245247846</text:p>
          </table:table-cell>
          <table:table-cell table:formula="of:=SUM([.Q33:.T33])" office:value-type="float" office:value="0.380057315774295" calcext:value-type="float">
            <text:p>0.3800573158</text:p>
          </table:table-cell>
          <table:table-cell table:formula="of:=[.U33]/4/PI()" office:value-type="float" office:value="0.0302440002318582" calcext:value-type="float">
            <text:p>0.0302440002</text:p>
          </table:table-cell>
          <table:table-cell table:style-name="ce1" table:formula="of:=[.V33]/[.V34]" office:value-type="percentage" office:value="0.0338445947858376" calcext:value-type="percentage">
            <text:p>3.38%</text:p>
          </table:table-cell>
          <table:table-cell table:formula="of:=[.C33]" office:value-type="float" office:value="-11.21" calcext:value-type="float">
            <text:p>-11.21</text:p>
          </table:table-cell>
          <table:table-cell table:number-columns-repeated="3"/>
          <table:table-cell table:formula="of:=[.T13]/[.V33]" office:value-type="float" office:value="1.01344431831712" calcext:value-type="float">
            <text:p>1.0134443183</text:p>
          </table:table-cell>
        </table:table-row>
        <table:table-row table:style-name="ro1">
          <table:table-cell office:value-type="string" calcext:value-type="string">
            <text:p>Loop 83 perf no load</text:p>
          </table:table-cell>
          <table:table-cell office:value-type="float" office:value="-4.6" calcext:value-type="float">
            <text:p>-4.6</text:p>
          </table:table-cell>
          <table:table-cell office:value-type="float" office:value="2.31" calcext:value-type="float">
            <text:p>2.31</text:p>
          </table:table-cell>
          <table:table-cell office:value-type="float" office:value="5.04" calcext:value-type="float">
            <text:p>5.04</text:p>
          </table:table-cell>
          <table:table-cell office:value-type="float" office:value="4.88" calcext:value-type="float">
            <text:p>4.88</text:p>
          </table:table-cell>
          <table:table-cell office:value-type="float" office:value="4.54" calcext:value-type="float">
            <text:p>4.54</text:p>
          </table:table-cell>
          <table:table-cell table:formula="of:=AVERAGE(10^([Sheet1.B34]/10); 10^([Sheet1.D34]/10))" office:value-type="float" office:value="1.76913735277665" calcext:value-type="float">
            <text:p>1.7691373528</text:p>
          </table:table-cell>
          <table:table-cell table:formula="of:=AVERAGE(10^([Sheet1.C34]/10); 10^([Sheet1.E34]/10))" office:value-type="float" office:value="2.38912766156783" calcext:value-type="float">
            <text:p>2.3891276616</text:p>
          </table:table-cell>
          <table:table-cell table:formula="of:=10^([Sheet1.F34]/10)" office:value-type="float" office:value="2.84446110744792" calcext:value-type="float">
            <text:p>2.8444611074</text:p>
          </table:table-cell>
          <table:table-cell table:formula="of:=[.G34]/2" office:value-type="float" office:value="0.884568676388323" calcext:value-type="float">
            <text:p>0.8845686764</text:p>
          </table:table-cell>
          <table:table-cell table:formula="of:=AVERAGE([.G34:.H34])" office:value-type="float" office:value="2.07913250717224" calcext:value-type="float">
            <text:p>2.0791325072</text:p>
          </table:table-cell>
          <table:table-cell table:formula="of:=AVERAGE([.H34:.I34])" office:value-type="float" office:value="2.61679438450787" calcext:value-type="float">
            <text:p>2.6167943845</text:p>
          </table:table-cell>
          <table:table-cell table:formula="of:=2*PI()*(COS(3*PI()/8))" office:value-type="float" office:value="2.40447091953739" calcext:value-type="float">
            <text:p>2.4044709195</text:p>
          </table:table-cell>
          <table:table-cell table:formula="of:=2*PI()*(COS(PI()/4)-COS(3*PI()/8))" office:value-type="float" office:value="2.03841201862098" calcext:value-type="float">
            <text:p>2.0384120186</text:p>
          </table:table-cell>
          <table:table-cell table:formula="of:=2*PI()*(COS(PI()/12)-COS(PI()/4))" office:value-type="float" office:value="1.62620802140641" calcext:value-type="float">
            <text:p>1.6262080214</text:p>
          </table:table-cell>
          <table:table-cell table:formula="of:=2*PI()*(COS(0)-COS(PI()/12))" office:value-type="float" office:value="0.214094347614811" calcext:value-type="float">
            <text:p>0.2140943476</text:p>
          </table:table-cell>
          <table:table-cell table:formula="of:=[.M34]*[.J34]" office:value-type="float" office:value="2.1269196587094" calcext:value-type="float">
            <text:p>2.1269196587</text:p>
          </table:table-cell>
          <table:table-cell table:formula="of:=[.N34]*[.K34]" office:value-type="float" office:value="4.23812869092546" calcext:value-type="float">
            <text:p>4.2381286909</text:p>
          </table:table-cell>
          <table:table-cell table:formula="of:=[.O34]*[.L34]" office:value-type="float" office:value="4.25545201845795" calcext:value-type="float">
            <text:p>4.2554520185</text:p>
          </table:table-cell>
          <table:table-cell table:formula="of:=[.P34]*[.I34]" office:value-type="float" office:value="0.608983045114764" calcext:value-type="float">
            <text:p>0.6089830451</text:p>
          </table:table-cell>
          <table:table-cell table:formula="of:=SUM([.Q34:.T34])" office:value-type="float" office:value="11.2294834132076" calcext:value-type="float">
            <text:p>11.2294834132</text:p>
          </table:table-cell>
          <table:table-cell table:formula="of:=[.U34]/4/PI()" office:value-type="float" office:value="0.893613896790217" calcext:value-type="float">
            <text:p>0.8936138968</text:p>
          </table:table-cell>
          <table:table-cell table:style-name="ce1"/>
          <table:table-cell table:formula="of:=[.C34]" office:value-type="float" office:value="2.31" calcext:value-type="float">
            <text:p>2.31</text:p>
          </table:table-cell>
          <table:table-cell office:value-type="string" calcext:value-type="string">
            <text:p>Should be 1</text:p>
          </table:table-cell>
          <table:table-cell table:number-columns-repeated="2"/>
          <table:table-cell table:formula="of:=[.T14]/[.V34]" office:value-type="float" office:value="1.0459855786697" calcext:value-type="float">
            <text:p>1.0459855787</text:p>
          </table:table-cell>
        </table:table-row>
        <table:table-row table:style-name="ro1">
          <table:table-cell office:value-type="string" calcext:value-type="string">
            <text:p>h dipole 5m perf</text:p>
          </table:table-cell>
          <table:table-cell office:value-type="float" office:value="1.89" calcext:value-type="float">
            <text:p>1.89</text:p>
          </table:table-cell>
          <table:table-cell office:value-type="float" office:value="6.11" calcext:value-type="float">
            <text:p>6.11</text:p>
          </table:table-cell>
          <table:table-cell office:value-type="float" office:value="-7.17" calcext:value-type="float">
            <text:p>-7.17</text:p>
          </table:table-cell>
          <table:table-cell office:value-type="float" office:value="2.14" calcext:value-type="float">
            <text:p>2.14</text:p>
          </table:table-cell>
          <table:table-cell office:value-type="float" office:value="8.73" calcext:value-type="float">
            <text:p>8.73</text:p>
          </table:table-cell>
          <table:table-cell table:formula="of:=AVERAGE(10^([Sheet1.B35]/10); 10^([Sheet1.D35]/10))" office:value-type="float" office:value="0.868560656802721" calcext:value-type="float">
            <text:p>0.8685606568</text:p>
          </table:table-cell>
          <table:table-cell table:formula="of:=AVERAGE(10^([Sheet1.C35]/10); 10^([Sheet1.E35]/10))" office:value-type="float" office:value="2.86000519237736" calcext:value-type="float">
            <text:p>2.8600051924</text:p>
          </table:table-cell>
          <table:table-cell table:formula="of:=10^([Sheet1.F35]/10)" office:value-type="float" office:value="7.46448758410067" calcext:value-type="float">
            <text:p>7.4644875841</text:p>
          </table:table-cell>
          <table:table-cell table:formula="of:=[.G35]/2" office:value-type="float" office:value="0.434280328401361" calcext:value-type="float">
            <text:p>0.4342803284</text:p>
          </table:table-cell>
          <table:table-cell table:formula="of:=AVERAGE([.G35:.H35])" office:value-type="float" office:value="1.86428292459004" calcext:value-type="float">
            <text:p>1.8642829246</text:p>
          </table:table-cell>
          <table:table-cell table:formula="of:=AVERAGE([.H35:.I35])" office:value-type="float" office:value="5.16224638823902" calcext:value-type="float">
            <text:p>5.1622463882</text:p>
          </table:table-cell>
          <table:table-cell table:formula="of:=2*PI()*(COS(3*PI()/8))" office:value-type="float" office:value="2.40447091953739" calcext:value-type="float">
            <text:p>2.4044709195</text:p>
          </table:table-cell>
          <table:table-cell table:formula="of:=2*PI()*(COS(PI()/4)-COS(3*PI()/8))" office:value-type="float" office:value="2.03841201862098" calcext:value-type="float">
            <text:p>2.0384120186</text:p>
          </table:table-cell>
          <table:table-cell table:formula="of:=2*PI()*(COS(PI()/12)-COS(PI()/4))" office:value-type="float" office:value="1.62620802140641" calcext:value-type="float">
            <text:p>1.6262080214</text:p>
          </table:table-cell>
          <table:table-cell table:formula="of:=2*PI()*(COS(0)-COS(PI()/12))" office:value-type="float" office:value="0.214094347614811" calcext:value-type="float">
            <text:p>0.2140943476</text:p>
          </table:table-cell>
          <table:table-cell table:formula="of:=[.M35]*[.J35]" office:value-type="float" office:value="1.04421442056822" calcext:value-type="float">
            <text:p>1.0442144206</text:p>
          </table:table-cell>
          <table:table-cell table:formula="of:=[.N35]*[.K35]" office:value-type="float" office:value="3.80017671959422" calcext:value-type="float">
            <text:p>3.8001767196</text:p>
          </table:table-cell>
          <table:table-cell table:formula="of:=[.O35]*[.L35]" office:value-type="float" office:value="8.39488648503055" calcext:value-type="float">
            <text:p>8.394886485</text:p>
          </table:table-cell>
          <table:table-cell table:formula="of:=[.P35]*[.I35]" office:value-type="float" office:value="1.59810459959689" calcext:value-type="float">
            <text:p>1.5981045996</text:p>
          </table:table-cell>
          <table:table-cell table:formula="of:=SUM([.Q35:.T35])" office:value-type="float" office:value="14.8373822247899" calcext:value-type="float">
            <text:p>14.8373822248</text:p>
          </table:table-cell>
          <table:table-cell table:formula="of:=[.U35]/4/PI()" office:value-type="float" office:value="1.18072136180957" calcext:value-type="float">
            <text:p>1.1807213618</text:p>
          </table:table-cell>
          <table:table-cell table:style-name="ce1"/>
          <table:table-cell table:formula="of:=[.C35]" office:value-type="float" office:value="6.11" calcext:value-type="float">
            <text:p>6.11</text:p>
          </table:table-cell>
          <table:table-cell office:value-type="string" calcext:value-type="string">
            <text:p>Should be 1</text:p>
          </table:table-cell>
          <table:table-cell table:number-columns-repeated="2"/>
          <table:table-cell table:formula="of:=[.T15]/[.V35]" office:value-type="float" office:value="1.03394858091261" calcext:value-type="float">
            <text:p>1.0339485809</text:p>
          </table:table-cell>
        </table:table-row>
        <table:table-row table:style-name="ro1">
          <table:table-cell office:value-type="string" calcext:value-type="string">
            <text:p>h dipole 5m typ</text:p>
          </table:table-cell>
          <table:table-cell office:value-type="float" office:value="-2.04" calcext:value-type="float">
            <text:p>-2.04</text:p>
          </table:table-cell>
          <table:table-cell office:value-type="float" office:value="3.19" calcext:value-type="float">
            <text:p>3.19</text:p>
          </table:table-cell>
          <table:table-cell office:value-type="float" office:value="-8.16" calcext:value-type="float">
            <text:p>-8.16</text:p>
          </table:table-cell>
          <table:table-cell office:value-type="float" office:value="-0.6" calcext:value-type="float">
            <text:p>-0.6</text:p>
          </table:table-cell>
          <table:table-cell office:value-type="float" office:value="5.16" calcext:value-type="float">
            <text:p>5.16</text:p>
          </table:table-cell>
          <table:table-cell table:formula="of:=AVERAGE(10^([Sheet1.B36]/10); 10^([Sheet1.D36]/10))" office:value-type="float" office:value="0.388964649299746" calcext:value-type="float">
            <text:p>0.3889646493</text:p>
          </table:table-cell>
          <table:table-cell table:formula="of:=AVERAGE(10^([Sheet1.C36]/10); 10^([Sheet1.E36]/10))" office:value-type="float" office:value="1.47772723652668" calcext:value-type="float">
            <text:p>1.4777272365</text:p>
          </table:table-cell>
          <table:table-cell table:formula="of:=10^([Sheet1.F36]/10)" office:value-type="float" office:value="3.28095293113119" calcext:value-type="float">
            <text:p>3.2809529311</text:p>
          </table:table-cell>
          <table:table-cell table:formula="of:=[.G36]/2" office:value-type="float" office:value="0.194482324649873" calcext:value-type="float">
            <text:p>0.1944823246</text:p>
          </table:table-cell>
          <table:table-cell table:formula="of:=AVERAGE([.G36:.H36])" office:value-type="float" office:value="0.933345942913216" calcext:value-type="float">
            <text:p>0.9333459429</text:p>
          </table:table-cell>
          <table:table-cell table:formula="of:=AVERAGE([.H36:.I36])" office:value-type="float" office:value="2.37934008382894" calcext:value-type="float">
            <text:p>2.3793400838</text:p>
          </table:table-cell>
          <table:table-cell table:formula="of:=2*PI()*(COS(3*PI()/8))" office:value-type="float" office:value="2.40447091953739" calcext:value-type="float">
            <text:p>2.4044709195</text:p>
          </table:table-cell>
          <table:table-cell table:formula="of:=2*PI()*(COS(PI()/4)-COS(3*PI()/8))" office:value-type="float" office:value="2.03841201862098" calcext:value-type="float">
            <text:p>2.0384120186</text:p>
          </table:table-cell>
          <table:table-cell table:formula="of:=2*PI()*(COS(PI()/12)-COS(PI()/4))" office:value-type="float" office:value="1.62620802140641" calcext:value-type="float">
            <text:p>1.6262080214</text:p>
          </table:table-cell>
          <table:table-cell table:formula="of:=2*PI()*(COS(0)-COS(PI()/12))" office:value-type="float" office:value="0.214094347614811" calcext:value-type="float">
            <text:p>0.2140943476</text:p>
          </table:table-cell>
          <table:table-cell table:formula="of:=[.M36]*[.J36]" office:value-type="float" office:value="0.467627093984649" calcext:value-type="float">
            <text:p>0.467627094</text:p>
          </table:table-cell>
          <table:table-cell table:formula="of:=[.N36]*[.K36]" office:value-type="float" office:value="1.90254358756543" calcext:value-type="float">
            <text:p>1.9025435876</text:p>
          </table:table-cell>
          <table:table-cell table:formula="of:=[.O36]*[.L36]" office:value-type="float" office:value="3.86930192997642" calcext:value-type="float">
            <text:p>3.86930193</text:p>
          </table:table-cell>
          <table:table-cell table:formula="of:=[.P36]*[.I36]" office:value-type="float" office:value="0.702433477345434" calcext:value-type="float">
            <text:p>0.7024334773</text:p>
          </table:table-cell>
          <table:table-cell table:formula="of:=SUM([.Q36:.T36])" office:value-type="float" office:value="6.94190608887193" calcext:value-type="float">
            <text:p>6.9419060889</text:p>
          </table:table-cell>
          <table:table-cell table:formula="of:=[.U36]/4/PI()" office:value-type="float" office:value="0.552419334261847" calcext:value-type="float">
            <text:p>0.5524193343</text:p>
          </table:table-cell>
          <table:table-cell table:style-name="ce1" table:formula="of:=[.V36]/[.V35]" office:value-type="percentage" office:value="0.467865960699832" calcext:value-type="percentage">
            <text:p>46.79%</text:p>
          </table:table-cell>
          <table:table-cell table:formula="of:=[.C36]" office:value-type="float" office:value="3.19" calcext:value-type="float">
            <text:p>3.19</text:p>
          </table:table-cell>
          <table:table-cell table:number-columns-repeated="3"/>
          <table:table-cell table:formula="of:=[.T16]/[.V36]" office:value-type="float" office:value="1.0145474784509" calcext:value-type="float">
            <text:p>1.0145474785</text:p>
          </table:table-cell>
        </table:table-row>
        <table:table-row table:style-name="ro1">
          <table:table-cell office:value-type="string" calcext:value-type="string">
            <text:p>h dipole 10m perf</text:p>
          </table:table-cell>
          <table:table-cell office:value-type="float" office:value="3.01" calcext:value-type="float">
            <text:p>3.01</text:p>
          </table:table-cell>
          <table:table-cell office:value-type="float" office:value="6.44" calcext:value-type="float">
            <text:p>6.44</text:p>
          </table:table-cell>
          <table:table-cell office:value-type="float" office:value="-9.67" calcext:value-type="float">
            <text:p>-9.67</text:p>
          </table:table-cell>
          <table:table-cell office:value-type="float" office:value="2.47" calcext:value-type="float">
            <text:p>2.47</text:p>
          </table:table-cell>
          <table:table-cell office:value-type="float" office:value="7.71" calcext:value-type="float">
            <text:p>7.71</text:p>
          </table:table-cell>
          <table:table-cell table:formula="of:=AVERAGE(10^([Sheet1.B37]/10); 10^([Sheet1.D37]/10))" office:value-type="float" office:value="1.05387827092786" calcext:value-type="float">
            <text:p>1.0538782709</text:p>
          </table:table-cell>
          <table:table-cell table:formula="of:=AVERAGE(10^([Sheet1.C37]/10); 10^([Sheet1.E37]/10))" office:value-type="float" office:value="3.08579322787585" calcext:value-type="float">
            <text:p>3.0857932279</text:p>
          </table:table-cell>
          <table:table-cell table:formula="of:=10^([Sheet1.F37]/10)" office:value-type="float" office:value="5.90201080171844" calcext:value-type="float">
            <text:p>5.9020108017</text:p>
          </table:table-cell>
          <table:table-cell table:formula="of:=[.G37]/2" office:value-type="float" office:value="0.526939135463932" calcext:value-type="float">
            <text:p>0.5269391355</text:p>
          </table:table-cell>
          <table:table-cell table:formula="of:=AVERAGE([.G37:.H37])" office:value-type="float" office:value="2.06983574940186" calcext:value-type="float">
            <text:p>2.0698357494</text:p>
          </table:table-cell>
          <table:table-cell table:formula="of:=AVERAGE([.H37:.I37])" office:value-type="float" office:value="4.49390201479715" calcext:value-type="float">
            <text:p>4.4939020148</text:p>
          </table:table-cell>
          <table:table-cell table:formula="of:=2*PI()*(COS(3*PI()/8))" office:value-type="float" office:value="2.40447091953739" calcext:value-type="float">
            <text:p>2.4044709195</text:p>
          </table:table-cell>
          <table:table-cell table:formula="of:=2*PI()*(COS(PI()/4)-COS(3*PI()/8))" office:value-type="float" office:value="2.03841201862098" calcext:value-type="float">
            <text:p>2.0384120186</text:p>
          </table:table-cell>
          <table:table-cell table:formula="of:=2*PI()*(COS(PI()/12)-COS(PI()/4))" office:value-type="float" office:value="1.62620802140641" calcext:value-type="float">
            <text:p>1.6262080214</text:p>
          </table:table-cell>
          <table:table-cell table:formula="of:=2*PI()*(COS(0)-COS(PI()/12))" office:value-type="float" office:value="0.214094347614811" calcext:value-type="float">
            <text:p>0.2140943476</text:p>
          </table:table-cell>
          <table:table-cell table:formula="of:=[.M37]*[.J37]" office:value-type="float" office:value="1.26700982758919" calcext:value-type="float">
            <text:p>1.2670098276</text:p>
          </table:table-cell>
          <table:table-cell table:formula="of:=[.N37]*[.K37]" office:value-type="float" office:value="4.21917806815211" calcext:value-type="float">
            <text:p>4.2191780682</text:p>
          </table:table-cell>
          <table:table-cell table:formula="of:=[.O37]*[.L37]" office:value-type="float" office:value="7.30801950387754" calcext:value-type="float">
            <text:p>7.3080195039</text:p>
          </table:table-cell>
          <table:table-cell table:formula="of:=[.P37]*[.I37]" office:value-type="float" office:value="1.26358715220948" calcext:value-type="float">
            <text:p>1.2635871522</text:p>
          </table:table-cell>
          <table:table-cell table:formula="of:=SUM([.Q37:.T37])" office:value-type="float" office:value="14.0577945518283" calcext:value-type="float">
            <text:p>14.0577945518</text:p>
          </table:table-cell>
          <table:table-cell table:formula="of:=[.U37]/4/PI()" office:value-type="float" office:value="1.1186837459469" calcext:value-type="float">
            <text:p>1.1186837459</text:p>
          </table:table-cell>
          <table:table-cell table:style-name="ce1"/>
          <table:table-cell table:formula="of:=[.C37]" office:value-type="float" office:value="6.44" calcext:value-type="float">
            <text:p>6.44</text:p>
          </table:table-cell>
          <table:table-cell office:value-type="string" calcext:value-type="string">
            <text:p>Should be 1</text:p>
          </table:table-cell>
          <table:table-cell table:number-columns-repeated="2"/>
          <table:table-cell table:formula="of:=[.T17]/[.V37]" office:value-type="float" office:value="1.01424539150414" calcext:value-type="float">
            <text:p>1.0142453915</text:p>
          </table:table-cell>
        </table:table-row>
        <table:table-row table:style-name="ro1">
          <table:table-cell office:value-type="string" calcext:value-type="string">
            <text:p>h dipole 10m typ</text:p>
          </table:table-cell>
          <table:table-cell office:value-type="float" office:value="1.29" calcext:value-type="float">
            <text:p>1.29</text:p>
          </table:table-cell>
          <table:table-cell office:value-type="float" office:value="5.48" calcext:value-type="float">
            <text:p>5.48</text:p>
          </table:table-cell>
          <table:table-cell office:value-type="float" office:value="-6.92" calcext:value-type="float">
            <text:p>-6.92</text:p>
          </table:table-cell>
          <table:table-cell office:value-type="float" office:value="0.76" calcext:value-type="float">
            <text:p>0.76</text:p>
          </table:table-cell>
          <table:table-cell office:value-type="float" office:value="5.65" calcext:value-type="float">
            <text:p>5.65</text:p>
          </table:table-cell>
          <table:table-cell table:formula="of:=AVERAGE(10^([Sheet1.B38]/10); 10^([Sheet1.D38]/10))" office:value-type="float" office:value="0.774548027574785" calcext:value-type="float">
            <text:p>0.7745480276</text:p>
          </table:table-cell>
          <table:table-cell table:formula="of:=AVERAGE(10^([Sheet1.C38]/10); 10^([Sheet1.E38]/10))" office:value-type="float" office:value="2.36153685297347" calcext:value-type="float">
            <text:p>2.361536853</text:p>
          </table:table-cell>
          <table:table-cell table:formula="of:=10^([Sheet1.F38]/10)" office:value-type="float" office:value="3.67282300498085" calcext:value-type="float">
            <text:p>3.672823005</text:p>
          </table:table-cell>
          <table:table-cell table:formula="of:=[.G38]/2" office:value-type="float" office:value="0.387274013787393" calcext:value-type="float">
            <text:p>0.3872740138</text:p>
          </table:table-cell>
          <table:table-cell table:formula="of:=AVERAGE([.G38:.H38])" office:value-type="float" office:value="1.56804244027413" calcext:value-type="float">
            <text:p>1.5680424403</text:p>
          </table:table-cell>
          <table:table-cell table:formula="of:=AVERAGE([.H38:.I38])" office:value-type="float" office:value="3.01717992897716" calcext:value-type="float">
            <text:p>3.017179929</text:p>
          </table:table-cell>
          <table:table-cell table:formula="of:=2*PI()*(COS(3*PI()/8))" office:value-type="float" office:value="2.40447091953739" calcext:value-type="float">
            <text:p>2.4044709195</text:p>
          </table:table-cell>
          <table:table-cell table:formula="of:=2*PI()*(COS(PI()/4)-COS(3*PI()/8))" office:value-type="float" office:value="2.03841201862098" calcext:value-type="float">
            <text:p>2.0384120186</text:p>
          </table:table-cell>
          <table:table-cell table:formula="of:=2*PI()*(COS(PI()/12)-COS(PI()/4))" office:value-type="float" office:value="1.62620802140641" calcext:value-type="float">
            <text:p>1.6262080214</text:p>
          </table:table-cell>
          <table:table-cell table:formula="of:=2*PI()*(COS(0)-COS(PI()/12))" office:value-type="float" office:value="0.214094347614811" calcext:value-type="float">
            <text:p>0.2140943476</text:p>
          </table:table-cell>
          <table:table-cell table:formula="of:=[.M38]*[.J38]" office:value-type="float" office:value="0.931189104044306" calcext:value-type="float">
            <text:p>0.931189104</text:p>
          </table:table-cell>
          <table:table-cell table:formula="of:=[.N38]*[.K38]" office:value-type="float" office:value="3.19631655596256" calcext:value-type="float">
            <text:p>3.196316556</text:p>
          </table:table-cell>
          <table:table-cell table:formula="of:=[.O38]*[.L38]" office:value-type="float" office:value="4.90656220252908" calcext:value-type="float">
            <text:p>4.9065622025</text:p>
          </table:table-cell>
          <table:table-cell table:formula="of:=[.P38]*[.I38]" office:value-type="float" office:value="0.786330645156044" calcext:value-type="float">
            <text:p>0.7863306452</text:p>
          </table:table-cell>
          <table:table-cell table:formula="of:=SUM([.Q38:.T38])" office:value-type="float" office:value="9.82039850769198" calcext:value-type="float">
            <text:p>9.8203985077</text:p>
          </table:table-cell>
          <table:table-cell table:formula="of:=[.U38]/4/PI()" office:value-type="float" office:value="0.781482482815726" calcext:value-type="float">
            <text:p>0.7814824828</text:p>
          </table:table-cell>
          <table:table-cell table:style-name="ce1" table:formula="of:=[.V38]/[.V37]" office:value-type="percentage" office:value="0.698573198767851" calcext:value-type="percentage">
            <text:p>69.86%</text:p>
          </table:table-cell>
          <table:table-cell table:formula="of:=[.C38]" office:value-type="float" office:value="5.48" calcext:value-type="float">
            <text:p>5.48</text:p>
          </table:table-cell>
          <table:table-cell table:number-columns-repeated="3"/>
          <table:table-cell table:formula="of:=[.T18]/[.V38]" office:value-type="float" office:value="0.996034757635198" calcext:value-type="float">
            <text:p>0.9960347576</text:p>
          </table:table-cell>
        </table:table-row>
      </table:table>
      <table:table table:name="Sheet2" table:style-name="ta1">
        <table:table-column table:style-name="co2" table:number-columns-repeated="31" table:default-cell-style-name="Default"/>
        <table:table-row table:style-name="ro1"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Perfect conductive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Free space</text:p>
          </table:table-cell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Grou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wer gain</text:p>
          </table:table-cell>
          <table:table-cell/>
          <table:table-cell office:value-type="string" calcext:value-type="string">
            <text:p>Er 50 insulating</text:p>
          </table:table-cell>
          <table:table-cell table:number-columns-repeated="3"/>
          <table:table-cell office:value-type="string" calcext:value-type="string">
            <text:p>Er 5 insulating</text:p>
          </table:table-cell>
          <table:table-cell table:number-columns-repeated="3"/>
          <table:table-cell office:value-type="string" calcext:value-type="string">
            <text:p>Er 1.1 insulating</text:p>
          </table:table-cell>
          <table:table-cell table:number-columns-repeated="3"/>
          <table:table-cell office:value-type="string" calcext:value-type="string">
            <text:p>Er 1; 35mS</text:p>
          </table:table-cell>
          <table:table-cell table:number-columns-repeated="3"/>
          <table:table-cell office:value-type="string" calcext:value-type="string">
            <text:p>Er 13; 35mS</text:p>
          </table:table-cell>
          <table:table-cell table:number-columns-repeated="3"/>
          <table:table-cell office:value-type="string" calcext:value-type="string">
            <text:p>Er 13; 7mS</text:p>
          </table:table-cell>
          <table:table-cell table:number-columns-repeated="2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-6.71" calcext:value-type="float">
            <text:p>-6.71</text:p>
          </table:table-cell>
          <table:table-cell table:formula="of:=10^([Sheet2.B5]/10)" office:value-type="float" office:value="0.213304491314658" calcext:value-type="float">
            <text:p>0.2133044913</text:p>
          </table:table-cell>
          <table:table-cell/>
          <table:table-cell office:value-type="float" office:value="-1.795" calcext:value-type="float">
            <text:p>-1.795</text:p>
          </table:table-cell>
          <table:table-cell table:formula="of:=10^([Sheet2.E5]/10)" office:value-type="float" office:value="0.66145453748406" calcext:value-type="float">
            <text:p>0.6614545375</text:p>
          </table:table-cell>
          <table:table-cell table:number-columns-repeated="2"/>
          <table:table-cell office:value-type="float" office:value="-5.45" calcext:value-type="float">
            <text:p>-5.45</text:p>
          </table:table-cell>
          <table:table-cell table:formula="of:=10^([Sheet2.I5]/10)" office:value-type="float" office:value="0.285101826750391" calcext:value-type="float">
            <text:p>0.2851018268</text:p>
          </table:table-cell>
          <table:table-cell table:number-columns-repeated="2"/>
          <table:table-cell office:value-type="float" office:value="-5.15" calcext:value-type="float">
            <text:p>-5.15</text:p>
          </table:table-cell>
          <table:table-cell table:formula="of:=10^([Sheet2.M5]/10)" office:value-type="float" office:value="0.305492111321551" calcext:value-type="float">
            <text:p>0.3054921113</text:p>
          </table:table-cell>
          <table:table-cell table:number-columns-repeated="2"/>
          <table:table-cell office:value-type="float" office:value="-6.76" calcext:value-type="float">
            <text:p>-6.76</text:p>
          </table:table-cell>
          <table:table-cell table:formula="of:=10^([Sheet2.Q5]/10)" office:value-type="float" office:value="0.210862814993329" calcext:value-type="float">
            <text:p>0.210862815</text:p>
          </table:table-cell>
          <table:table-cell table:number-columns-repeated="2"/>
          <table:table-cell office:value-type="float" office:value="-4.09" calcext:value-type="float">
            <text:p>-4.09</text:p>
          </table:table-cell>
          <table:table-cell table:formula="of:=10^([Sheet2.U5]/10)" office:value-type="float" office:value="0.389941986676543" calcext:value-type="float">
            <text:p>0.3899419867</text:p>
          </table:table-cell>
          <table:table-cell table:number-columns-repeated="2"/>
          <table:table-cell office:value-type="float" office:value="-4.19" calcext:value-type="float">
            <text:p>-4.19</text:p>
          </table:table-cell>
          <table:table-cell table:formula="of:=10^([Sheet2.Y5]/10)" office:value-type="float" office:value="0.381065823393773" calcext:value-type="float">
            <text:p>0.3810658234</text:p>
          </table:table-cell>
          <table:table-cell table:number-columns-repeated="2"/>
          <table:table-cell office:value-type="float" office:value="-4.93" calcext:value-type="float">
            <text:p>-4.93</text:p>
          </table:table-cell>
          <table:table-cell table:formula="of:=10^([Sheet2.AC5]/10)" office:value-type="float" office:value="0.321366053864032" calcext:value-type="float">
            <text:p>0.3213660539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-7.1" calcext:value-type="float">
            <text:p>-7.1</text:p>
          </table:table-cell>
          <table:table-cell table:formula="of:=10^([Sheet2.B6]/10)" office:value-type="float" office:value="0.194984459975805" calcext:value-type="float">
            <text:p>0.19498446</text:p>
          </table:table-cell>
          <table:table-cell/>
          <table:table-cell office:value-type="float" office:value="-1.21" calcext:value-type="float">
            <text:p>-1.21</text:p>
          </table:table-cell>
          <table:table-cell table:formula="of:=10^([Sheet2.E6]/10)" office:value-type="float" office:value="0.756832895020974" calcext:value-type="float">
            <text:p>0.756832895</text:p>
          </table:table-cell>
          <table:table-cell table:number-columns-repeated="2"/>
          <table:table-cell office:value-type="float" office:value="-8.85" calcext:value-type="float">
            <text:p>-8.85</text:p>
          </table:table-cell>
          <table:table-cell table:formula="of:=10^([Sheet2.I6]/10)" office:value-type="float" office:value="0.13031667784523" calcext:value-type="float">
            <text:p>0.1303166778</text:p>
          </table:table-cell>
          <table:table-cell table:number-columns-repeated="2"/>
          <table:table-cell office:value-type="float" office:value="-11.79" calcext:value-type="float">
            <text:p>-11.79</text:p>
          </table:table-cell>
          <table:table-cell table:formula="of:=10^([Sheet2.M6]/10)" office:value-type="float" office:value="0.0662216503701762" calcext:value-type="float">
            <text:p>0.0662216504</text:p>
          </table:table-cell>
          <table:table-cell table:number-columns-repeated="2"/>
          <table:table-cell office:value-type="float" office:value="-7.55" calcext:value-type="float">
            <text:p>-7.55</text:p>
          </table:table-cell>
          <table:table-cell table:formula="of:=10^([Sheet2.Q6]/10)" office:value-type="float" office:value="0.175792361395869" calcext:value-type="float">
            <text:p>0.1757923614</text:p>
          </table:table-cell>
          <table:table-cell table:number-columns-repeated="2"/>
          <table:table-cell office:value-type="float" office:value="-6.35" calcext:value-type="float">
            <text:p>-6.35</text:p>
          </table:table-cell>
          <table:table-cell table:formula="of:=10^([Sheet2.U6]/10)" office:value-type="float" office:value="0.231739464996848" calcext:value-type="float">
            <text:p>0.231739465</text:p>
          </table:table-cell>
          <table:table-cell table:number-columns-repeated="2"/>
          <table:table-cell office:value-type="float" office:value="-6.51" calcext:value-type="float">
            <text:p>-6.51</text:p>
          </table:table-cell>
          <table:table-cell table:formula="of:=10^([Sheet2.Y6]/10)" office:value-type="float" office:value="0.223357222283053" calcext:value-type="float">
            <text:p>0.2233572223</text:p>
          </table:table-cell>
          <table:table-cell table:number-columns-repeated="2"/>
          <table:table-cell office:value-type="float" office:value="-9.44" calcext:value-type="float">
            <text:p>-9.44</text:p>
          </table:table-cell>
          <table:table-cell table:formula="of:=10^([Sheet2.AC6]/10)" office:value-type="float" office:value="0.113762728582343" calcext:value-type="float">
            <text:p>0.1137627286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-7.1" calcext:value-type="float">
            <text:p>-7.1</text:p>
          </table:table-cell>
          <table:table-cell table:formula="of:=10^([Sheet2.B7]/10)" office:value-type="float" office:value="0.194984459975805" calcext:value-type="float">
            <text:p>0.19498446</text:p>
          </table:table-cell>
          <table:table-cell/>
          <table:table-cell office:value-type="float" office:value="-1.21" calcext:value-type="float">
            <text:p>-1.21</text:p>
          </table:table-cell>
          <table:table-cell table:formula="of:=10^([Sheet2.E7]/10)" office:value-type="float" office:value="0.756832895020974" calcext:value-type="float">
            <text:p>0.756832895</text:p>
          </table:table-cell>
          <table:table-cell table:number-columns-repeated="2"/>
          <table:table-cell office:value-type="float" office:value="-8.85" calcext:value-type="float">
            <text:p>-8.85</text:p>
          </table:table-cell>
          <table:table-cell table:formula="of:=10^([Sheet2.I7]/10)" office:value-type="float" office:value="0.13031667784523" calcext:value-type="float">
            <text:p>0.1303166778</text:p>
          </table:table-cell>
          <table:table-cell table:number-columns-repeated="2"/>
          <table:table-cell office:value-type="float" office:value="-11.79" calcext:value-type="float">
            <text:p>-11.79</text:p>
          </table:table-cell>
          <table:table-cell table:formula="of:=10^([Sheet2.M7]/10)" office:value-type="float" office:value="0.0662216503701762" calcext:value-type="float">
            <text:p>0.0662216504</text:p>
          </table:table-cell>
          <table:table-cell table:number-columns-repeated="2"/>
          <table:table-cell office:value-type="float" office:value="-7.55" calcext:value-type="float">
            <text:p>-7.55</text:p>
          </table:table-cell>
          <table:table-cell table:formula="of:=10^([Sheet2.Q7]/10)" office:value-type="float" office:value="0.175792361395869" calcext:value-type="float">
            <text:p>0.1757923614</text:p>
          </table:table-cell>
          <table:table-cell table:number-columns-repeated="2"/>
          <table:table-cell office:value-type="float" office:value="-6.35" calcext:value-type="float">
            <text:p>-6.35</text:p>
          </table:table-cell>
          <table:table-cell table:formula="of:=10^([Sheet2.U7]/10)" office:value-type="float" office:value="0.231739464996848" calcext:value-type="float">
            <text:p>0.231739465</text:p>
          </table:table-cell>
          <table:table-cell table:number-columns-repeated="2"/>
          <table:table-cell office:value-type="float" office:value="-6.51" calcext:value-type="float">
            <text:p>-6.51</text:p>
          </table:table-cell>
          <table:table-cell table:formula="of:=10^([Sheet2.Y7]/10)" office:value-type="float" office:value="0.223357222283053" calcext:value-type="float">
            <text:p>0.2233572223</text:p>
          </table:table-cell>
          <table:table-cell table:number-columns-repeated="2"/>
          <table:table-cell office:value-type="float" office:value="-9.44" calcext:value-type="float">
            <text:p>-9.44</text:p>
          </table:table-cell>
          <table:table-cell table:formula="of:=10^([Sheet2.AC7]/10)" office:value-type="float" office:value="0.113762728582343" calcext:value-type="float">
            <text:p>0.1137627286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-99" calcext:value-type="float">
            <text:p>-99</text:p>
          </table:table-cell>
          <table:table-cell table:formula="of:=10^([Sheet2.B8]/10)" office:value-type="float" office:value="0.000000000125892541179417" calcext:value-type="float">
            <text:p>1.25892541179417E-10</text:p>
          </table:table-cell>
          <table:table-cell/>
          <table:table-cell office:value-type="float" office:value="-99" calcext:value-type="float">
            <text:p>-99</text:p>
          </table:table-cell>
          <table:table-cell table:formula="of:=10^([Sheet2.E8]/10)" office:value-type="float" office:value="0.000000000125892541179417" calcext:value-type="float">
            <text:p>1.25892541179417E-10</text:p>
          </table:table-cell>
          <table:table-cell table:number-columns-repeated="2"/>
          <table:table-cell office:value-type="float" office:value="-99" calcext:value-type="float">
            <text:p>-99</text:p>
          </table:table-cell>
          <table:table-cell table:formula="of:=10^([Sheet2.I8]/10)" office:value-type="float" office:value="0.000000000125892541179417" calcext:value-type="float">
            <text:p>1.25892541179417E-10</text:p>
          </table:table-cell>
          <table:table-cell table:number-columns-repeated="2"/>
          <table:table-cell office:value-type="float" office:value="-99" calcext:value-type="float">
            <text:p>-99</text:p>
          </table:table-cell>
          <table:table-cell table:formula="of:=10^([Sheet2.M8]/10)" office:value-type="float" office:value="0.000000000125892541179417" calcext:value-type="float">
            <text:p>1.25892541179417E-10</text:p>
          </table:table-cell>
          <table:table-cell table:number-columns-repeated="2"/>
          <table:table-cell office:value-type="float" office:value="-99" calcext:value-type="float">
            <text:p>-99</text:p>
          </table:table-cell>
          <table:table-cell table:formula="of:=10^([Sheet2.Q8]/10)" office:value-type="float" office:value="0.000000000125892541179417" calcext:value-type="float">
            <text:p>1.25892541179417E-10</text:p>
          </table:table-cell>
          <table:table-cell table:number-columns-repeated="2"/>
          <table:table-cell office:value-type="float" office:value="-99" calcext:value-type="float">
            <text:p>-99</text:p>
          </table:table-cell>
          <table:table-cell table:formula="of:=10^([Sheet2.U8]/10)" office:value-type="float" office:value="0.000000000125892541179417" calcext:value-type="float">
            <text:p>1.25892541179417E-10</text:p>
          </table:table-cell>
          <table:table-cell table:number-columns-repeated="2"/>
          <table:table-cell office:value-type="float" office:value="-99" calcext:value-type="float">
            <text:p>-99</text:p>
          </table:table-cell>
          <table:table-cell table:formula="of:=10^([Sheet2.Y8]/10)" office:value-type="float" office:value="0.000000000125892541179417" calcext:value-type="float">
            <text:p>1.25892541179417E-10</text:p>
          </table:table-cell>
          <table:table-cell table:number-columns-repeated="2"/>
          <table:table-cell office:value-type="float" office:value="-99" calcext:value-type="float">
            <text:p>-99</text:p>
          </table:table-cell>
          <table:table-cell table:formula="of:=10^([Sheet2.AC8]/10)" office:value-type="float" office:value="0.000000000125892541179417" calcext:value-type="float">
            <text:p>1.25892541179417E-10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-99" calcext:value-type="float">
            <text:p>-99</text:p>
          </table:table-cell>
          <table:table-cell table:formula="of:=10^([Sheet2.B9]/10)" office:value-type="float" office:value="0.000000000125892541179417" calcext:value-type="float">
            <text:p>1.25892541179417E-10</text:p>
          </table:table-cell>
          <table:table-cell/>
          <table:table-cell office:value-type="float" office:value="-99" calcext:value-type="float">
            <text:p>-99</text:p>
          </table:table-cell>
          <table:table-cell table:formula="of:=10^([Sheet2.E9]/10)" office:value-type="float" office:value="0.000000000125892541179417" calcext:value-type="float">
            <text:p>1.25892541179417E-10</text:p>
          </table:table-cell>
          <table:table-cell table:number-columns-repeated="2"/>
          <table:table-cell office:value-type="float" office:value="-99" calcext:value-type="float">
            <text:p>-99</text:p>
          </table:table-cell>
          <table:table-cell table:formula="of:=10^([Sheet2.I9]/10)" office:value-type="float" office:value="0.000000000125892541179417" calcext:value-type="float">
            <text:p>1.25892541179417E-10</text:p>
          </table:table-cell>
          <table:table-cell table:number-columns-repeated="2"/>
          <table:table-cell office:value-type="float" office:value="-99" calcext:value-type="float">
            <text:p>-99</text:p>
          </table:table-cell>
          <table:table-cell table:formula="of:=10^([Sheet2.M9]/10)" office:value-type="float" office:value="0.000000000125892541179417" calcext:value-type="float">
            <text:p>1.25892541179417E-10</text:p>
          </table:table-cell>
          <table:table-cell table:number-columns-repeated="2"/>
          <table:table-cell office:value-type="float" office:value="-99" calcext:value-type="float">
            <text:p>-99</text:p>
          </table:table-cell>
          <table:table-cell table:formula="of:=10^([Sheet2.Q9]/10)" office:value-type="float" office:value="0.000000000125892541179417" calcext:value-type="float">
            <text:p>1.25892541179417E-10</text:p>
          </table:table-cell>
          <table:table-cell table:number-columns-repeated="2"/>
          <table:table-cell office:value-type="float" office:value="-99" calcext:value-type="float">
            <text:p>-99</text:p>
          </table:table-cell>
          <table:table-cell table:formula="of:=10^([Sheet2.U9]/10)" office:value-type="float" office:value="0.000000000125892541179417" calcext:value-type="float">
            <text:p>1.25892541179417E-10</text:p>
          </table:table-cell>
          <table:table-cell table:number-columns-repeated="2"/>
          <table:table-cell office:value-type="float" office:value="-99" calcext:value-type="float">
            <text:p>-99</text:p>
          </table:table-cell>
          <table:table-cell table:formula="of:=10^([Sheet2.Y9]/10)" office:value-type="float" office:value="0.000000000125892541179417" calcext:value-type="float">
            <text:p>1.25892541179417E-10</text:p>
          </table:table-cell>
          <table:table-cell table:number-columns-repeated="2"/>
          <table:table-cell office:value-type="float" office:value="-99" calcext:value-type="float">
            <text:p>-99</text:p>
          </table:table-cell>
          <table:table-cell table:formula="of:=10^([Sheet2.AC9]/10)" office:value-type="float" office:value="0.000000000125892541179417" calcext:value-type="float">
            <text:p>1.25892541179417E-10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-6.71" calcext:value-type="float">
            <text:p>-6.71</text:p>
          </table:table-cell>
          <table:table-cell table:formula="of:=10^([Sheet2.B10]/10)" office:value-type="float" office:value="0.213304491314658" calcext:value-type="float">
            <text:p>0.2133044913</text:p>
          </table:table-cell>
          <table:table-cell/>
          <table:table-cell office:value-type="float" office:value="-99" calcext:value-type="float">
            <text:p>-99</text:p>
          </table:table-cell>
          <table:table-cell table:formula="of:=10^([Sheet2.E10]/10)" office:value-type="float" office:value="0.000000000125892541179417" calcext:value-type="float">
            <text:p>1.25892541179417E-10</text:p>
          </table:table-cell>
          <table:table-cell table:number-columns-repeated="2"/>
          <table:table-cell office:value-type="float" office:value="-99" calcext:value-type="float">
            <text:p>-99</text:p>
          </table:table-cell>
          <table:table-cell table:formula="of:=10^([Sheet2.I10]/10)" office:value-type="float" office:value="0.000000000125892541179417" calcext:value-type="float">
            <text:p>1.25892541179417E-10</text:p>
          </table:table-cell>
          <table:table-cell table:number-columns-repeated="2"/>
          <table:table-cell office:value-type="float" office:value="-99" calcext:value-type="float">
            <text:p>-99</text:p>
          </table:table-cell>
          <table:table-cell table:formula="of:=10^([Sheet2.M10]/10)" office:value-type="float" office:value="0.000000000125892541179417" calcext:value-type="float">
            <text:p>1.25892541179417E-10</text:p>
          </table:table-cell>
          <table:table-cell table:number-columns-repeated="2"/>
          <table:table-cell office:value-type="float" office:value="-99" calcext:value-type="float">
            <text:p>-99</text:p>
          </table:table-cell>
          <table:table-cell table:formula="of:=10^([Sheet2.Q10]/10)" office:value-type="float" office:value="0.000000000125892541179417" calcext:value-type="float">
            <text:p>1.25892541179417E-10</text:p>
          </table:table-cell>
          <table:table-cell table:number-columns-repeated="2"/>
          <table:table-cell office:value-type="float" office:value="-99" calcext:value-type="float">
            <text:p>-99</text:p>
          </table:table-cell>
          <table:table-cell table:formula="of:=10^([Sheet2.U10]/10)" office:value-type="float" office:value="0.000000000125892541179417" calcext:value-type="float">
            <text:p>1.25892541179417E-10</text:p>
          </table:table-cell>
          <table:table-cell table:number-columns-repeated="2"/>
          <table:table-cell office:value-type="float" office:value="-99" calcext:value-type="float">
            <text:p>-99</text:p>
          </table:table-cell>
          <table:table-cell table:formula="of:=10^([Sheet2.Y10]/10)" office:value-type="float" office:value="0.000000000125892541179417" calcext:value-type="float">
            <text:p>1.25892541179417E-10</text:p>
          </table:table-cell>
          <table:table-cell table:number-columns-repeated="2"/>
          <table:table-cell office:value-type="float" office:value="-99" calcext:value-type="float">
            <text:p>-99</text:p>
          </table:table-cell>
          <table:table-cell table:formula="of:=10^([Sheet2.AC10]/10)" office:value-type="float" office:value="0.000000000125892541179417" calcext:value-type="float">
            <text:p>1.25892541179417E-10</text:p>
          </table:table-cell>
          <table:table-cell/>
        </table:table-row>
        <table:table-row table:style-name="ro1" table:number-rows-repeated="2">
          <table:table-cell table:number-columns-repeated="31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Sheet2.C5:.C10])" office:value-type="float" office:value="0.816577902832709" calcext:value-type="float">
            <text:p>0.8165779028</text:p>
          </table:table-cell>
          <table:table-cell table:number-columns-repeated="2"/>
          <table:table-cell table:formula="of:=SUM([Sheet2.F5:.F10])" office:value-type="float" office:value="2.17512032790369" calcext:value-type="float">
            <text:p>2.1751203279</text:p>
          </table:table-cell>
          <table:table-cell table:formula="of:=[Sheet2.F13]/[Sheet2.$C$13]" office:value-type="float" office:value="2.66370216529028" calcext:value-type="float">
            <text:p>2.6637021653</text:p>
          </table:table-cell>
          <table:table-cell table:number-columns-repeated="2"/>
          <table:table-cell table:formula="of:=SUM([Sheet2.J5:.J10])" office:value-type="float" office:value="0.545735182818528" calcext:value-type="float">
            <text:p>0.5457351828</text:p>
          </table:table-cell>
          <table:table-cell table:formula="of:=[Sheet2.J13]/[Sheet2.$C$13]" office:value-type="float" office:value="0.66831980258757" calcext:value-type="float">
            <text:p>0.6683198026</text:p>
          </table:table-cell>
          <table:table-cell table:number-columns-repeated="2"/>
          <table:table-cell table:formula="of:=SUM([Sheet2.N5:.N10])" office:value-type="float" office:value="0.437935412439581" calcext:value-type="float">
            <text:p>0.4379354124</text:p>
          </table:table-cell>
          <table:table-cell table:formula="of:=[Sheet2.N13]/[Sheet2.$C$13]" office:value-type="float" office:value="0.536305735093226" calcext:value-type="float">
            <text:p>0.5363057351</text:p>
          </table:table-cell>
          <table:table-cell table:number-columns-repeated="2"/>
          <table:table-cell table:formula="of:=SUM([Sheet2.R5:.R10])" office:value-type="float" office:value="0.562447538162745" calcext:value-type="float">
            <text:p>0.5624475382</text:p>
          </table:table-cell>
          <table:table-cell table:formula="of:=[Sheet2.R13]/[Sheet2.$C$13]" office:value-type="float" office:value="0.688786135666437" calcext:value-type="float">
            <text:p>0.6887861357</text:p>
          </table:table-cell>
          <table:table-cell/>
          <table:table-cell table:formula="of:=SUM([Sheet2.U5:.U10])" office:value-type="float" office:value="-313.79" calcext:value-type="float">
            <text:p>-313.79</text:p>
          </table:table-cell>
          <table:table-cell table:formula="of:=SUM([Sheet2.V5:.V10])" office:value-type="float" office:value="0.853420917047917" calcext:value-type="float">
            <text:p>0.853420917</text:p>
          </table:table-cell>
          <table:table-cell table:formula="of:=[Sheet2.V13]/[Sheet2.$C$13]" office:value-type="float" office:value="1.0451187989381" calcext:value-type="float">
            <text:p>1.0451187989</text:p>
          </table:table-cell>
          <table:table-cell table:number-columns-repeated="2"/>
          <table:table-cell table:formula="of:=SUM([Sheet2.Z5:.Z10])" office:value-type="float" office:value="0.827780268337557" calcext:value-type="float">
            <text:p>0.8277802683</text:p>
          </table:table-cell>
          <table:table-cell table:formula="of:=[Sheet2.Z13]/[Sheet2.$C$13]" office:value-type="float" office:value="1.01371867333905" calcext:value-type="float">
            <text:p>1.0137186733</text:p>
          </table:table-cell>
          <table:table-cell table:number-columns-repeated="2"/>
          <table:table-cell table:formula="of:=SUM([Sheet2.AD5:.AD10])" office:value-type="float" office:value="0.548891511406396" calcext:value-type="float">
            <text:p>0.5488915114</text:p>
          </table:table-cell>
          <table:table-cell table:formula="of:=[Sheet2.AD13]/[Sheet2.$C$13]" office:value-type="float" office:value="0.67218511485835" calcext:value-type="float">
            <text:p>0.6721851149</text:p>
          </table:table-cell>
        </table:table-row>
        <table:table-row table:style-name="ro1">
          <table:table-cell office:value-type="string" calcext:value-type="string">
            <text:p>Zmax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table:formula="of:=[Sheet2.F14]/[Sheet2.$C$14]" office:value-type="float" office:value="0.907563025210084" calcext:value-type="float">
            <text:p>0.9075630252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[Sheet2.J14]/[Sheet2.$C$14]" office:value-type="float" office:value="0.504201680672269" calcext:value-type="float">
            <text:p>0.5042016807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formula="of:=[Sheet2.N14]/[Sheet2.$C$14]" office:value-type="float" office:value="0.852941176470588" calcext:value-type="float">
            <text:p>0.8529411765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table:formula="of:=[Sheet2.R14]/[Sheet2.$C$14]" office:value-type="float" office:value="1" calcext:value-type="float">
            <text:p>1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table:formula="of:=[Sheet2.V14]/[Sheet2.$C$14]" office:value-type="float" office:value="0.663865546218487" calcext:value-type="float">
            <text:p>0.6638655462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formula="of:=[Sheet2.Z14]/[Sheet2.$C$14]" office:value-type="float" office:value="0.647058823529412" calcext:value-type="float">
            <text:p>0.6470588235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formula="of:=[Sheet2.AD14]/[Sheet2.$C$14]" office:value-type="float" office:value="0.676470588235294" calcext:value-type="float">
            <text:p>0.6764705882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No radiation lost, all reflected</text:p>
          </table:table-cell>
          <table:table-cell table:number-columns-repeated="3"/>
          <table:table-cell office:value-type="string" calcext:value-type="string">
            <text:p>Downward radiation lost? Internal reflection</text:p>
          </table:table-cell>
          <table:table-cell table:number-columns-repeated="22"/>
        </table:table-row>
        <table:table-row table:style-name="ro1">
          <table:table-cell table:number-columns-repeated="8"/>
          <table:table-cell office:value-type="string" calcext:value-type="string">
            <text:p>Low elevation radiation attenuated</text:p>
          </table:table-cell>
          <table:table-cell table:number-columns-repeated="22"/>
        </table:table-row>
        <table:table-row table:style-name="ro1">
          <table:table-cell table:number-columns-repeated="8"/>
          <table:table-cell office:value-type="string" calcext:value-type="string">
            <text:p>Lower dielectric-space impedance captures more near field?</text:p>
          </table:table-cell>
          <table:table-cell table:number-columns-repeated="22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8"/>
          <table:table-cell office:value-type="string" calcext:value-type="string">
            <text:p>Or a cancelling effect due to finite skin depth</text:p>
          </table:table-cell>
          <table:table-cell table:number-columns-repeated="22"/>
        </table:table-row>
        <table:table-row table:style-name="ro1">
          <table:table-cell table:number-columns-repeated="8"/>
          <table:table-cell office:value-type="string" calcext:value-type="string">
            <text:p>To investigate, assess a range of Er values (insulating)</text:p>
          </table:table-cell>
          <table:table-cell table:number-columns-repeated="22"/>
        </table:table-row>
        <table:table-row table:style-name="ro1">
          <table:table-cell table:number-columns-repeated="8"/>
          <table:table-cell office:value-type="string" calcext:value-type="string">
            <text:p>Above doesn’t take into account lifting horizontal lobe above horizon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1">00/00/0000</text:date>, <text:time style:data-style-name="N2" text:time-value="21:59:07.0612127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1T18:09:17.845497018</meta:creation-date>
    <dc:date>2020-02-01T17:40:27.667640504</dc:date>
    <meta:editing-duration>P1DT40M2S</meta:editing-duration>
    <meta:editing-cycles>9</meta:editing-cycles>
    <meta:generator>LibreOffice/5.1.6.2$Linux_X86_64 LibreOffice_project/10m0$Build-2</meta:generator>
    <meta:document-statistic meta:table-count="2" meta:cell-count="889" meta:object-count="0"/>
  </office:meta>
</office:document-meta>
</file>